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57in"/>
    </style:style>
    <style:style style:name="co2" style:family="table-column">
      <style:table-column-properties fo:break-before="auto" style:column-width="1.080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1866in"/>
    </style:style>
    <style:style style:name="co5" style:family="table-column">
      <style:table-column-properties fo:break-before="auto" style:column-width="0.8472in"/>
    </style:style>
    <style:style style:name="co6" style:family="table-column">
      <style:table-column-properties fo:break-before="auto" style:column-width="1.1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rack Time on Page Using GTM for GA4 </text:p>
          </table:table-cell>
          <table:table-cell office:value-type="string" calcext:value-type="string">
            <text:p>GA4-CE01]&lt;/li</text:p>
          </table:table-cell>
        </table:table-row>
        <table:table-row table:style-name="ro1">
          <table:table-cell office:value-type="string" calcext:value-type="string">
            <text:p>Inject Custom Event Using GTM for GA4 </text:p>
          </table:table-cell>
          <table:table-cell office:value-type="string" calcext:value-type="string">
            <text:p>GA4-CE02]&lt;/li</text:p>
          </table:table-cell>
        </table:table-row>
        <table:table-row table:style-name="ro1">
          <table:table-cell office:value-type="string" calcext:value-type="string">
            <text:p>Advanced Custom Event Injection Using GTM for GA4 </text:p>
          </table:table-cell>
          <table:table-cell office:value-type="string" calcext:value-type="string">
            <text:p>GA4-CE03]&lt;/li</text:p>
          </table:table-cell>
        </table:table-row>
        <table:table-row table:style-name="ro1">
          <table:table-cell office:value-type="string" calcext:value-type="string">
            <text:p>Track Text Copy Events Using GTM for GA4 </text:p>
          </table:table-cell>
          <table:table-cell office:value-type="string" calcext:value-type="string">
            <text:p>GA4-CE04]&lt;/li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ck add_payment_info Events </text:p>
          </table:table-cell>
          <table:table-cell office:value-type="string" calcext:value-type="string">
            <text:p>GA4-RE01]&lt;/li</text:p>
          </table:table-cell>
        </table:table-row>
        <table:table-row table:style-name="ro1">
          <table:table-cell office:value-type="string" calcext:value-type="string">
            <text:p>Track add_shipping_info Events </text:p>
          </table:table-cell>
          <table:table-cell office:value-type="string" calcext:value-type="string">
            <text:p>GA4-RE02]&lt;/li</text:p>
          </table:table-cell>
        </table:table-row>
        <table:table-row table:style-name="ro1">
          <table:table-cell office:value-type="string" calcext:value-type="string">
            <text:p>Track add_to_cart Events </text:p>
          </table:table-cell>
          <table:table-cell office:value-type="string" calcext:value-type="string">
            <text:p>GA4-RE03]&lt;/li</text:p>
          </table:table-cell>
        </table:table-row>
        <table:table-row table:style-name="ro1">
          <table:table-cell office:value-type="string" calcext:value-type="string">
            <text:p>Track begin_checkout Events </text:p>
          </table:table-cell>
          <table:table-cell office:value-type="string" calcext:value-type="string">
            <text:p>GA4-RE05]&lt;/li</text:p>
          </table:table-cell>
        </table:table-row>
        <table:table-row table:style-name="ro1">
          <table:table-cell office:value-type="string" calcext:value-type="string">
            <text:p>Track generate_lead Events </text:p>
          </table:table-cell>
          <table:table-cell office:value-type="string" calcext:value-type="string">
            <text:p>GA4-RE10]&lt;/li</text:p>
          </table:table-cell>
        </table:table-row>
        <table:table-row table:style-name="ro1">
          <table:table-cell office:value-type="string" calcext:value-type="string">
            <text:p>Track purchase Events </text:p>
          </table:table-cell>
          <table:table-cell office:value-type="string" calcext:value-type="string">
            <text:p>GA4-RE17]&lt;/li</text:p>
          </table:table-cell>
        </table:table-row>
        <table:table-row table:style-name="ro1">
          <table:table-cell office:value-type="string" calcext:value-type="string">
            <text:p>Track refund Events </text:p>
          </table:table-cell>
          <table:table-cell office:value-type="string" calcext:value-type="string">
            <text:p>GA4-RE19]&lt;/li</text:p>
          </table:table-cell>
        </table:table-row>
        <table:table-row table:style-name="ro1">
          <table:table-cell office:value-type="string" calcext:value-type="string">
            <text:p>Track remove_from_cart Events </text:p>
          </table:table-cell>
          <table:table-cell office:value-type="string" calcext:value-type="string">
            <text:p>GA4-RE20]&lt;/li</text:p>
          </table:table-cell>
        </table:table-row>
        <table:table-row table:style-name="ro1">
          <table:table-cell office:value-type="string" calcext:value-type="string">
            <text:p>Track select_item Events </text:p>
          </table:table-cell>
          <table:table-cell office:value-type="string" calcext:value-type="string">
            <text:p>GA4-RE23]&lt;/li</text:p>
          </table:table-cell>
        </table:table-row>
        <table:table-row table:style-name="ro1">
          <table:table-cell office:value-type="string" calcext:value-type="string">
            <text:p>Track view_item Events </text:p>
          </table:table-cell>
          <table:table-cell office:value-type="string" calcext:value-type="string">
            <text:p>GA4-RE32]&lt;/li</text:p>
          </table:table-cell>
        </table:table-row>
        <table:table-row table:style-name="ro1">
          <table:table-cell office:value-type="string" calcext:value-type="string">
            <text:p>Track view_item_list Events </text:p>
          </table:table-cell>
          <table:table-cell office:value-type="string" calcext:value-type="string">
            <text:p>GA4-RE33]&lt;/li</text:p>
          </table:table-cell>
        </table:table-row>
        <table:table-row table:style-name="ro1">
          <table:table-cell office:value-type="string" calcext:value-type="string">
            <text:p>Track view_search_results Events </text:p>
          </table:table-cell>
          <table:table-cell office:value-type="string" calcext:value-type="string">
            <text:p>GA4-RE34]&lt;/li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ck add_to_wishlist Events (Coming Soon) </text:p>
          </table:table-cell>
          <table:table-cell office:value-type="string" calcext:value-type="string">
            <text:p>GA4-RE35]&lt;/li</text:p>
          </table:table-cell>
        </table:table-row>
        <table:table-row table:style-name="ro1">
          <table:table-cell office:value-type="string" calcext:value-type="string">
            <text:p>Track close_convert_lead Events (Coming Soon) </text:p>
          </table:table-cell>
          <table:table-cell office:value-type="string" calcext:value-type="string">
            <text:p>GA4-RE36]&lt;/li</text:p>
          </table:table-cell>
        </table:table-row>
        <table:table-row table:style-name="ro1">
          <table:table-cell office:value-type="string" calcext:value-type="string">
            <text:p>Track close_unconvert_lead Events (Coming Soon) </text:p>
          </table:table-cell>
          <table:table-cell office:value-type="string" calcext:value-type="string">
            <text:p>GA4-RE37]&lt;/li</text:p>
          </table:table-cell>
        </table:table-row>
        <table:table-row table:style-name="ro1">
          <table:table-cell office:value-type="string" calcext:value-type="string">
            <text:p>Track disqualify_lead Events (Coming Soon) </text:p>
          </table:table-cell>
          <table:table-cell office:value-type="string" calcext:value-type="string">
            <text:p>GA4-RE38]&lt;/li</text:p>
          </table:table-cell>
        </table:table-row>
        <table:table-row table:style-name="ro1">
          <table:table-cell office:value-type="string" calcext:value-type="string">
            <text:p>Track earn_virtual_currency Events (Coming Soon) </text:p>
          </table:table-cell>
          <table:table-cell office:value-type="string" calcext:value-type="string">
            <text:p>GA4-RE39]&lt;/li</text:p>
          </table:table-cell>
        </table:table-row>
        <table:table-row table:style-name="ro1">
          <table:table-cell office:value-type="string" calcext:value-type="string">
            <text:p>Track join_group Events (Coming Soon) </text:p>
          </table:table-cell>
          <table:table-cell office:value-type="string" calcext:value-type="string">
            <text:p>GA4-RE40]&lt;/li</text:p>
          </table:table-cell>
        </table:table-row>
        <table:table-row table:style-name="ro1">
          <table:table-cell office:value-type="string" calcext:value-type="string">
            <text:p>Track level_end Events (Coming Soon) </text:p>
          </table:table-cell>
          <table:table-cell office:value-type="string" calcext:value-type="string">
            <text:p>GA4-RE41]&lt;/li</text:p>
          </table:table-cell>
        </table:table-row>
        <table:table-row table:style-name="ro1">
          <table:table-cell office:value-type="string" calcext:value-type="string">
            <text:p>Track level_start Events (Coming Soon) </text:p>
          </table:table-cell>
          <table:table-cell office:value-type="string" calcext:value-type="string">
            <text:p>GA4-RE42]&lt;/li</text:p>
          </table:table-cell>
        </table:table-row>
        <table:table-row table:style-name="ro1">
          <table:table-cell office:value-type="string" calcext:value-type="string">
            <text:p>Track level_up Events (Coming Soon) </text:p>
          </table:table-cell>
          <table:table-cell office:value-type="string" calcext:value-type="string">
            <text:p>GA4-RE43]&lt;/li</text:p>
          </table:table-cell>
        </table:table-row>
        <table:table-row table:style-name="ro1">
          <table:table-cell office:value-type="string" calcext:value-type="string">
            <text:p>Track login Events (Coming Soon) </text:p>
          </table:table-cell>
          <table:table-cell office:value-type="string" calcext:value-type="string">
            <text:p>GA4-RE44]&lt;/li</text:p>
          </table:table-cell>
        </table:table-row>
        <table:table-row table:style-name="ro1">
          <table:table-cell office:value-type="string" calcext:value-type="string">
            <text:p>Track post_score Events (Coming Soon) </text:p>
          </table:table-cell>
          <table:table-cell office:value-type="string" calcext:value-type="string">
            <text:p>GA4-RE45]&lt;/li</text:p>
          </table:table-cell>
        </table:table-row>
        <table:table-row table:style-name="ro1">
          <table:table-cell office:value-type="string" calcext:value-type="string">
            <text:p>Track qualify_lead Events (Coming Soon) </text:p>
          </table:table-cell>
          <table:table-cell office:value-type="string" calcext:value-type="string">
            <text:p>GA4-RE46]&lt;/li</text:p>
          </table:table-cell>
        </table:table-row>
        <table:table-row table:style-name="ro1">
          <table:table-cell office:value-type="string" calcext:value-type="string">
            <text:p>Track search Events (Coming Soon) </text:p>
          </table:table-cell>
          <table:table-cell office:value-type="string" calcext:value-type="string">
            <text:p>GA4-RE47]&lt;/li</text:p>
          </table:table-cell>
        </table:table-row>
        <table:table-row table:style-name="ro1">
          <table:table-cell office:value-type="string" calcext:value-type="string">
            <text:p>Track select_content Events (Coming Soon) </text:p>
          </table:table-cell>
          <table:table-cell office:value-type="string" calcext:value-type="string">
            <text:p>GA4-RE48]&lt;/li</text:p>
          </table:table-cell>
        </table:table-row>
        <table:table-row table:style-name="ro1">
          <table:table-cell office:value-type="string" calcext:value-type="string">
            <text:p>Track select_promotion Events (Coming Soon) </text:p>
          </table:table-cell>
          <table:table-cell office:value-type="string" calcext:value-type="string">
            <text:p>GA4-RE49]&lt;/li</text:p>
          </table:table-cell>
        </table:table-row>
        <table:table-row table:style-name="ro1">
          <table:table-cell office:value-type="string" calcext:value-type="string">
            <text:p>Track share Events (Coming Soon) </text:p>
          </table:table-cell>
          <table:table-cell office:value-type="string" calcext:value-type="string">
            <text:p>GA4-RE50]&lt;/li</text:p>
          </table:table-cell>
        </table:table-row>
        <table:table-row table:style-name="ro1">
          <table:table-cell office:value-type="string" calcext:value-type="string">
            <text:p>Track sign_up Events (Coming Soon) </text:p>
          </table:table-cell>
          <table:table-cell office:value-type="string" calcext:value-type="string">
            <text:p>GA4-RE51]&lt;/li</text:p>
          </table:table-cell>
        </table:table-row>
        <table:table-row table:style-name="ro1">
          <table:table-cell office:value-type="string" calcext:value-type="string">
            <text:p>Track spend_virtual_currency Events (Coming Soon) </text:p>
          </table:table-cell>
          <table:table-cell office:value-type="string" calcext:value-type="string">
            <text:p>GA4-RE52]&lt;/li</text:p>
          </table:table-cell>
        </table:table-row>
        <table:table-row table:style-name="ro1">
          <table:table-cell office:value-type="string" calcext:value-type="string">
            <text:p>Track tutorial_begin Events (Coming Soon) </text:p>
          </table:table-cell>
          <table:table-cell office:value-type="string" calcext:value-type="string">
            <text:p>GA4-RE53]&lt;/li</text:p>
          </table:table-cell>
        </table:table-row>
        <table:table-row table:style-name="ro1">
          <table:table-cell office:value-type="string" calcext:value-type="string">
            <text:p>Track tutorial_complete Events (Coming Soon) </text:p>
          </table:table-cell>
          <table:table-cell office:value-type="string" calcext:value-type="string">
            <text:p>GA4-RE54]&lt;/li</text:p>
          </table:table-cell>
        </table:table-row>
        <table:table-row table:style-name="ro1">
          <table:table-cell office:value-type="string" calcext:value-type="string">
            <text:p>Track unlock_achievement Events (Coming Soon) </text:p>
          </table:table-cell>
          <table:table-cell office:value-type="string" calcext:value-type="string">
            <text:p>GA4-RE55]&lt;/li</text:p>
          </table:table-cell>
        </table:table-row>
        <table:table-row table:style-name="ro1">
          <table:table-cell office:value-type="string" calcext:value-type="string">
            <text:p>Track view_cart Events (Coming Soon) </text:p>
          </table:table-cell>
          <table:table-cell office:value-type="string" calcext:value-type="string">
            <text:p>GA4-RE56]&lt;/li</text:p>
          </table:table-cell>
        </table:table-row>
        <table:table-row table:style-name="ro1">
          <table:table-cell office:value-type="string" calcext:value-type="string">
            <text:p>Track view_promotion Events (Coming Soon) </text:p>
          </table:table-cell>
          <table:table-cell office:value-type="string" calcext:value-type="string">
            <text:p>GA4-RE57]&lt;/li</text:p>
          </table:table-cell>
        </table:table-row>
        <table:table-row table:style-name="ro1">
          <table:table-cell office:value-type="string" calcext:value-type="string">
            <text:p>Track working_lead Events (Coming Soon) </text:p>
          </table:table-cell>
          <table:table-cell office:value-type="string" calcext:value-type="string">
            <text:p>GA4-RE58]&lt;/li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ck Clicks with Element Trigger (Tag) </text:p>
          </table:table-cell>
          <table:table-cell office:value-type="string" calcext:value-type="string">
            <text:p>GA4-TP01]&lt;/li</text:p>
          </table:table-cell>
        </table:table-row>
        <table:table-row table:style-name="ro1">
          <table:table-cell office:value-type="string" calcext:value-type="string">
            <text:p>Custom HTML Injection (Tag) </text:p>
          </table:table-cell>
          <table:table-cell office:value-type="string" calcext:value-type="string">
            <text:p>GA4-TP02]&lt;/li</text:p>
          </table:table-cell>
        </table:table-row>
        <table:table-row table:style-name="ro1">
          <table:table-cell office:value-type="string" calcext:value-type="string">
            <text:p>Custom Image Load (Tag - Variation 1) </text:p>
          </table:table-cell>
          <table:table-cell office:value-type="string" calcext:value-type="string">
            <text:p>GA4-TP03]&lt;/li</text:p>
          </table:table-cell>
        </table:table-row>
        <table:table-row table:style-name="ro1">
          <table:table-cell office:value-type="string" calcext:value-type="string">
            <text:p>Custom Image Load (Tag - Default) </text:p>
          </table:table-cell>
          <table:table-cell office:value-type="string" calcext:value-type="string">
            <text:p>GA4-TP04]&lt;/li</text:p>
          </table:table-cell>
        </table:table-row>
        <table:table-row table:style-name="ro1">
          <table:table-cell office:value-type="string" calcext:value-type="string">
            <text:p>Track JavaScript Errors (Tag) </text:p>
          </table:table-cell>
          <table:table-cell office:value-type="string" calcext:value-type="string">
            <text:p>GA4-TP05]&lt;/li</text:p>
          </table:table-cell>
        </table:table-row>
        <table:table-row table:style-name="ro1">
          <table:table-cell office:value-type="string" calcext:value-type="string">
            <text:p>Track Social Media Clicks (Tag) </text:p>
          </table:table-cell>
          <table:table-cell office:value-type="string" calcext:value-type="string">
            <text:p>GA4-TP06]&lt;/li</text:p>
          </table:table-cell>
        </table:table-row>
        <table:table-row table:style-name="ro1">
          <table:table-cell office:value-type="string" calcext:value-type="string">
            <text:p>Timer-Based Actions (Tag) </text:p>
          </table:table-cell>
          <table:table-cell office:value-type="string" calcext:value-type="string">
            <text:p>GA4-TP07]&lt;/li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ustom Event Trigger (No HTML) </text:p>
          </table:table-cell>
          <table:table-cell office:value-type="string" calcext:value-type="string">
            <text:p>GA4-TG01]&lt;/li</text:p>
          </table:table-cell>
        </table:table-row>
        <table:table-row table:style-name="ro1">
          <table:table-cell office:value-type="string" calcext:value-type="string">
            <text:p>Element Visibility Trigger </text:p>
          </table:table-cell>
          <table:table-cell office:value-type="string" calcext:value-type="string">
            <text:p>GA4-TG02]&lt;/li</text:p>
          </table:table-cell>
        </table:table-row>
        <table:table-row table:style-name="ro1">
          <table:table-cell office:value-type="string" calcext:value-type="string">
            <text:p>Hash Change Tracking (Tag + Trigger) </text:p>
          </table:table-cell>
          <table:table-cell office:value-type="string" calcext:value-type="string">
            <text:p>GA4-TG03]&lt;/li</text:p>
          </table:table-cell>
        </table:table-row>
        <table:table-row table:style-name="ro1">
          <table:table-cell office:value-type="string" calcext:value-type="string">
            <text:p>Page Visibility State Trigger </text:p>
          </table:table-cell>
          <table:table-cell office:value-type="string" calcext:value-type="string">
            <text:p>GA4-TG04]&lt;/li</text:p>
          </table:table-cell>
        </table:table-row>
        <table:table-row table:style-name="ro1">
          <table:table-cell office:value-type="string" calcext:value-type="string">
            <text:p>Window Loaded Trigger </text:p>
          </table:table-cell>
          <table:table-cell office:value-type="string" calcext:value-type="string">
            <text:p>GA4-TG05]&lt;/li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21. Extract Page View Data (Variable) </text:p>
          </table:table-cell>
          <table:table-cell office:value-type="string" calcext:value-type="string">
            <text:p>GA4-VP01]&lt;/li</text:p>
          </table:table-cell>
        </table:table-row>
        <table:table-row table:style-name="ro1">
          <table:table-cell office:value-type="string" calcext:value-type="string">
            <text:p>322. Extract Button Click Data (Variable) </text:p>
          </table:table-cell>
          <table:table-cell office:value-type="string" calcext:value-type="string">
            <text:p>GA4-VP02]&lt;/li</text:p>
          </table:table-cell>
        </table:table-row>
        <table:table-row table:style-name="ro1">
          <table:table-cell office:value-type="string" calcext:value-type="string">
            <text:p>323. Track Scroll Depth (Variable) </text:p>
          </table:table-cell>
          <table:table-cell office:value-type="string" calcext:value-type="string">
            <text:p>GA4-VP03]&lt;/li</text:p>
          </table:table-cell>
        </table:table-row>
        <table:table-row table:style-name="ro1">
          <table:table-cell office:value-type="string" calcext:value-type="string">
            <text:p>324. Capture Form Submissions (Variable) </text:p>
          </table:table-cell>
          <table:table-cell office:value-type="string" calcext:value-type="string">
            <text:p>GA4-VP04]&lt;/li</text:p>
          </table:table-cell>
        </table:table-row>
        <table:table-row table:style-name="ro1">
          <table:table-cell office:value-type="string" calcext:value-type="string">
            <text:p>325. Track Video Engagement (Variable) </text:p>
          </table:table-cell>
          <table:table-cell office:value-type="string" calcext:value-type="string">
            <text:p>GA4-VP05]&lt;/li</text:p>
          </table:table-cell>
        </table:table-row>
        <table:table-row table:style-name="ro1">
          <table:table-cell office:value-type="string" calcext:value-type="string">
            <text:p>327. Track Remove from Cart Events (Data Layer) </text:p>
          </table:table-cell>
          <table:table-cell office:value-type="string" calcext:value-type="string">
            <text:p>GA4-VP06]&lt;/li</text:p>
          </table:table-cell>
        </table:table-row>
        <table:table-row table:style-name="ro1">
          <table:table-cell office:value-type="string" calcext:value-type="string">
            <text:p>328. Track Checkout Process (Data Layer) </text:p>
          </table:table-cell>
          <table:table-cell office:value-type="string" calcext:value-type="string">
            <text:p>GA4-VP07]&lt;/li</text:p>
          </table:table-cell>
        </table:table-row>
        <table:table-row table:style-name="ro1">
          <table:table-cell office:value-type="string" calcext:value-type="string">
            <text:p>328. Track Purchase Confirmation (Data Layer) </text:p>
          </table:table-cell>
          <table:table-cell office:value-type="string" calcext:value-type="string">
            <text:p>GA4-VP08]&lt;/li</text:p>
          </table:table-cell>
        </table:table-row>
        <table:table-row table:style-name="ro1">
          <table:table-cell office:value-type="string" calcext:value-type="string">
            <text:p>329. Track User Login (Data Layer) </text:p>
          </table:table-cell>
          <table:table-cell office:value-type="string" calcext:value-type="string">
            <text:p>GA4-VP09]&lt;/li</text:p>
          </table:table-cell>
        </table:table-row>
        <table:table-row table:style-name="ro1">
          <table:table-cell office:value-type="string" calcext:value-type="string">
            <text:p>330. Track User Logout (Data Layer) </text:p>
          </table:table-cell>
          <table:table-cell office:value-type="string" calcext:value-type="string">
            <text:p>GA4-VP10]&lt;/li</text:p>
          </table:table-cell>
        </table:table-row>
        <table:table-row table:style-name="ro1">
          <table:table-cell office:value-type="string" calcext:value-type="string">
            <text:p>331. Track Custom Events (Data Layer) </text:p>
          </table:table-cell>
          <table:table-cell office:value-type="string" calcext:value-type="string">
            <text:p>GA4-VP11]&lt;/li</text:p>
          </table:table-cell>
        </table:table-row>
        <table:table-row table:style-name="ro1">
          <table:table-cell office:value-type="string" calcext:value-type="string">
            <text:p>332. Track Search Queries (Data Layer) </text:p>
          </table:table-cell>
          <table:table-cell office:value-type="string" calcext:value-type="string">
            <text:p>GA4-VP12]&lt;/li</text:p>
          </table:table-cell>
        </table:table-row>
        <table:table-row table:style-name="ro1">
          <table:table-cell office:value-type="string" calcext:value-type="string">
            <text:p>333. Track Product Views (Data Layer) </text:p>
          </table:table-cell>
          <table:table-cell office:value-type="string" calcext:value-type="string">
            <text:p>GA4-VP13]&lt;/li</text:p>
          </table:table-cell>
        </table:table-row>
        <table:table-row table:style-name="ro1">
          <table:table-cell office:value-type="string" calcext:value-type="string">
            <text:p>334. Track File Downloads (Data Layer) </text:p>
          </table:table-cell>
          <table:table-cell office:value-type="string" calcext:value-type="string">
            <text:p>GA4-VP14]&lt;/li</text:p>
          </table:table-cell>
        </table:table-row>
        <table:table-row table:style-name="ro1">
          <table:table-cell office:value-type="string" calcext:value-type="string">
            <text:p>335. Track Feedback Submissions (Data Layer) </text:p>
          </table:table-cell>
          <table:table-cell office:value-type="string" calcext:value-type="string">
            <text:p>GA4-VP15]&lt;/li</text:p>
          </table:table-cell>
        </table:table-row>
        <table:table-row table:style-name="ro1">
          <table:table-cell office:value-type="string" calcext:value-type="string">
            <text:p>336. Track Page Performance Metrics (Data Layer) </text:p>
          </table:table-cell>
          <table:table-cell office:value-type="string" calcext:value-type="string">
            <text:p>GA4-VP16]&lt;/li</text:p>
          </table:table-cell>
        </table:table-row>
        <table:table-row table:style-name="ro1">
          <table:table-cell office:value-type="string" calcext:value-type="string">
            <text:p>337. Track JavaScript Errors (Data Layer) </text:p>
          </table:table-cell>
          <table:table-cell office:value-type="string" calcext:value-type="string">
            <text:p>GA4-VP17]&lt;/li</text:p>
          </table:table-cell>
        </table:table-row>
        <table:table-row table:style-name="ro1">
          <table:table-cell office:value-type="string" calcext:value-type="string">
            <text:p>338. Track Social Engagement (Data Layer) </text:p>
          </table:table-cell>
          <table:table-cell office:value-type="string" calcext:value-type="string">
            <text:p>GA4-VP18]&lt;/li</text:p>
          </table:table-cell>
        </table:table-row>
        <table:table-row table:style-name="ro1">
          <table:table-cell office:value-type="string" calcext:value-type="string">
            <text:p>339. Track Ad Clicks (Data Layer) </text:p>
          </table:table-cell>
          <table:table-cell office:value-type="string" calcext:value-type="string">
            <text:p>GA4-VP19]&lt;/li</text:p>
          </table:table-cell>
        </table:table-row>
        <table:table-row table:style-name="ro1">
          <table:table-cell office:value-type="string" calcext:value-type="string">
            <text:p>341. Track Form Field Interactions (Data Layer) </text:p>
          </table:table-cell>
          <table:table-cell office:value-type="string" calcext:value-type="string">
            <text:p>GA4-VP20]&lt;/li</text:p>
          </table:table-cell>
        </table:table-row>
        <table:table-row table:style-name="ro1">
          <table:table-cell office:value-type="string" calcext:value-type="string">
            <text:p>342. Implement Standard Data Layers </text:p>
          </table:table-cell>
          <table:table-cell office:value-type="string" calcext:value-type="string">
            <text:p>GA4-VP21]&lt;/li</text:p>
          </table:table-cell>
        </table:table-row>
        <table:table-row table:style-name="ro1">
          <table:table-cell office:value-type="string" calcext:value-type="string">
            <text:p>343. Data Layer Enabled Page </text:p>
          </table:table-cell>
          <table:table-cell office:value-type="string" calcext:value-type="string">
            <text:p>GA4-VP22]&lt;/li</text:p>
          </table:table-cell>
        </table:table-row>
        <table:table-row table:style-name="ro1">
          <table:table-cell office:value-type="string" calcext:value-type="string">
            <text:p>343. Non-Data Layer Page </text:p>
          </table:table-cell>
          <table:table-cell office:value-type="string" calcext:value-type="string">
            <text:p>GA4-VP23]&lt;/li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ck Contact Form Submissions </text:p>
          </table:table-cell>
          <table:table-cell office:value-type="string" calcext:value-type="string">
            <text:p>GA4-EE01]&lt;/li</text:p>
          </table:table-cell>
        </table:table-row>
        <table:table-row table:style-name="ro1">
          <table:table-cell office:value-type="string" calcext:value-type="string">
            <text:p>Track DOM Ready State </text:p>
          </table:table-cell>
          <table:table-cell office:value-type="string" calcext:value-type="string">
            <text:p>GA4-EE02]&lt;/li</text:p>
          </table:table-cell>
        </table:table-row>
        <table:table-row table:style-name="ro1">
          <table:table-cell office:value-type="string" calcext:value-type="string">
            <text:p>Track History Changes </text:p>
          </table:table-cell>
          <table:table-cell office:value-type="string" calcext:value-type="string">
            <text:p>GA4-EE03]&lt;/li</text:p>
          </table:table-cell>
        </table:table-row>
        <table:table-row table:style-name="ro1">
          <table:table-cell office:value-type="string" calcext:value-type="string">
            <text:p>Track All Link Clicks </text:p>
          </table:table-cell>
          <table:table-cell office:value-type="string" calcext:value-type="string">
            <text:p>GA4-EE04]&lt;/li</text:p>
          </table:table-cell>
        </table:table-row>
        <table:table-row table:style-name="ro1">
          <table:table-cell office:value-type="string" calcext:value-type="string">
            <text:p>Track Outbound Link Clicks </text:p>
          </table:table-cell>
          <table:table-cell office:value-type="string" calcext:value-type="string">
            <text:p>GA4-EE05]&lt;/li</text:p>
          </table:table-cell>
        </table:table-row>
        <table:table-row table:style-name="ro1">
          <table:table-cell office:value-type="string" calcext:value-type="string">
            <text:p>Track Enhanced Page Views </text:p>
          </table:table-cell>
          <table:table-cell office:value-type="string" calcext:value-type="string">
            <text:p>GA4-EE06]&lt;/li</text:p>
          </table:table-cell>
        </table:table-row>
        <table:table-row table:style-name="ro1">
          <table:table-cell office:value-type="string" calcext:value-type="string">
            <text:p>Track Purchase Confirmations </text:p>
          </table:table-cell>
          <table:table-cell office:value-type="string" calcext:value-type="string">
            <text:p>GA4-EE07]&lt;/li</text:p>
          </table:table-cell>
        </table:table-row>
        <table:table-row table:style-name="ro1">
          <table:table-cell office:value-type="string" calcext:value-type="string">
            <text:p>Track Page Scroll Depth </text:p>
          </table:table-cell>
          <table:table-cell office:value-type="string" calcext:value-type="string">
            <text:p>GA4-EE08]&lt;/li</text:p>
          </table:table-cell>
        </table:table-row>
        <table:table-row table:style-name="ro1">
          <table:table-cell office:value-type="string" calcext:value-type="string">
            <text:p>Track Signup Completions </text:p>
          </table:table-cell>
          <table:table-cell office:value-type="string" calcext:value-type="string">
            <text:p>GA4-EE09]&lt;/li</text:p>
          </table:table-cell>
        </table:table-row>
        <table:table-row table:style-name="ro1">
          <table:table-cell office:value-type="string" calcext:value-type="string">
            <text:p>Track Signup Form Interactions </text:p>
          </table:table-cell>
          <table:table-cell office:value-type="string" calcext:value-type="string">
            <text:p>GA4-EE10]&lt;/li</text:p>
          </table:table-cell>
        </table:table-row>
        <table:table-row table:style-name="ro1">
          <table:table-cell office:value-type="string" calcext:value-type="string">
            <text:p>Track Thank You Page Views </text:p>
          </table:table-cell>
          <table:table-cell office:value-type="string" calcext:value-type="string">
            <text:p>GA4-EE11]&lt;/li</text:p>
          </table:table-cell>
        </table:table-row>
        <table:table-row table:style-name="ro1">
          <table:table-cell office:value-type="string" calcext:value-type="string">
            <text:p>Track Login Form Interactions </text:p>
          </table:table-cell>
          <table:table-cell office:value-type="string" calcext:value-type="string">
            <text:p>GA4-EE12]&lt;/li</text:p>
          </table:table-cell>
        </table:table-row>
        <table:table-row table:style-name="ro1">
          <table:table-cell office:value-type="string" calcext:value-type="string">
            <text:p>Track Video Completions </text:p>
          </table:table-cell>
          <table:table-cell office:value-type="string" calcext:value-type="string">
            <text:p>GA4-EE13]&lt;/li</text:p>
          </table:table-cell>
        </table:table-row>
        <table:table-row table:style-name="ro1">
          <table:table-cell office:value-type="string" calcext:value-type="string">
            <text:p>Track Embedded YouTube Videos </text:p>
          </table:table-cell>
          <table:table-cell office:value-type="string" calcext:value-type="string">
            <text:p>GA4-EE14]&lt;/li</text:p>
          </table:table-cell>
        </table:table-row>
        <table:table-row table:style-name="ro1">
          <table:table-cell office:value-type="string" calcext:value-type="string">
            <text:p>Track Self-Hosted Videos </text:p>
          </table:table-cell>
          <table:table-cell office:value-type="string" calcext:value-type="string">
            <text:p>GA4-EE15]&lt;/li</text:p>
          </table:table-cell>
        </table:table-row>
        <table:table-row table:style-name="ro1">
          <table:table-cell office:value-type="string" calcext:value-type="string">
            <text:p>Track Video Platform Content </text:p>
          </table:table-cell>
          <table:table-cell office:value-type="string" calcext:value-type="string">
            <text:p>GA4-EE16]&lt;/li</text:p>
          </table:table-cell>
        </table:table-row>
        <table:table-row table:style-name="ro1">
          <table:table-cell office:value-type="string" calcext:value-type="string">
            <text:p>Track Video Pause Actions </text:p>
          </table:table-cell>
          <table:table-cell office:value-type="string" calcext:value-type="string">
            <text:p>GA4-EE17]&lt;/li</text:p>
          </table:table-cell>
        </table:table-row>
        <table:table-row table:style-name="ro1">
          <table:table-cell office:value-type="string" calcext:value-type="string">
            <text:p>Track Search Result Views </text:p>
          </table:table-cell>
          <table:table-cell office:value-type="string" calcext:value-type="string">
            <text:p>GA4-EE18]&lt;/li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ll Events on a Single Page </text:p>
          </table:table-cell>
          <table:table-cell office:value-type="string" calcext:value-type="string">
            <text:p>GA4-ME-01]&lt;/li</text:p>
          </table:table-cell>
        </table:table-row>
        <table:table-row table:style-name="ro1">
          <table:table-cell office:value-type="string" calcext:value-type="string">
            <text:p>eCommerce Purchase Journey </text:p>
          </table:table-cell>
          <table:table-cell office:value-type="string" calcext:value-type="string">
            <text:p>GA4-ME-02]&lt;/li</text:p>
          </table:table-cell>
        </table:table-row>
      </table:table>
      <table:table table:name="Extracted-Data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old_file_name</text:p>
          </table:table-cell>
          <table:table-cell table:style-name="ce1" office:value-type="string" calcext:value-type="string">
            <text:p>menu_text</text:p>
          </table:table-cell>
          <table:table-cell table:style-name="ce1" office:value-type="string" calcext:value-type="string">
            <text:p>menu_id</text:p>
          </table:table-cell>
          <table:table-cell table:style-name="ce1" office:value-type="string" calcext:value-type="string">
            <text:p>new_file_name</text:p>
          </table:table-cell>
        </table:table-row>
        <table:table-row table:style-name="ro1">
          <table:table-cell office:value-type="string" calcext:value-type="string">
            <text:p>GA4-C01-Time-On-Page-Tracking.html</text:p>
          </table:table-cell>
          <table:table-cell office:value-type="string" calcext:value-type="string">
            <text:p>Track Time on Page Using GTM for GA4 </text:p>
          </table:table-cell>
          <table:table-cell office:value-type="string" calcext:value-type="string">
            <text:p>GA4-CE01</text:p>
          </table:table-cell>
          <table:table-cell table:formula="of:=CONCATENATE([.C2]; &quot;.html&quot;)" office:value-type="string" office:string-value="GA4-CE01.html" calcext:value-type="string">
            <text:p>GA4-CE01.html</text:p>
          </table:table-cell>
        </table:table-row>
        <table:table-row table:style-name="ro1">
          <table:table-cell office:value-type="string" calcext:value-type="string">
            <text:p>GA4-C02-Custom-Event-Injection.html</text:p>
          </table:table-cell>
          <table:table-cell office:value-type="string" calcext:value-type="string">
            <text:p>Inject Custom Event Using GTM for GA4 </text:p>
          </table:table-cell>
          <table:table-cell office:value-type="string" calcext:value-type="string">
            <text:p>GA4-CE02</text:p>
          </table:table-cell>
          <table:table-cell table:formula="of:=CONCATENATE([.C3]; &quot;.html&quot;)" office:value-type="string" office:string-value="GA4-CE02.html" calcext:value-type="string">
            <text:p>GA4-CE02.html</text:p>
          </table:table-cell>
        </table:table-row>
        <table:table-row table:style-name="ro1">
          <table:table-cell office:value-type="string" calcext:value-type="string">
            <text:p>GA4-C03-Custom-Event-Injection-Advanced.html</text:p>
          </table:table-cell>
          <table:table-cell office:value-type="string" calcext:value-type="string">
            <text:p>Advanced Custom Event Injection Using GTM for GA4 </text:p>
          </table:table-cell>
          <table:table-cell office:value-type="string" calcext:value-type="string">
            <text:p>GA4-CE03</text:p>
          </table:table-cell>
          <table:table-cell table:formula="of:=CONCATENATE([.C4]; &quot;.html&quot;)" office:value-type="string" office:string-value="GA4-CE03.html" calcext:value-type="string">
            <text:p>GA4-CE03.html</text:p>
          </table:table-cell>
        </table:table-row>
        <table:table-row table:style-name="ro1">
          <table:table-cell office:value-type="string" calcext:value-type="string">
            <text:p>GA4-C04-Text-Copy-Tracking.html</text:p>
          </table:table-cell>
          <table:table-cell office:value-type="string" calcext:value-type="string">
            <text:p>Track Text Copy Events Using GTM for GA4 </text:p>
          </table:table-cell>
          <table:table-cell office:value-type="string" calcext:value-type="string">
            <text:p>GA4-CE04</text:p>
          </table:table-cell>
          <table:table-cell table:formula="of:=CONCATENATE([.C5]; &quot;.html&quot;)" office:value-type="string" office:string-value="GA4-CE04.html" calcext:value-type="string">
            <text:p>GA4-CE04.htm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4-R01-Add-Payment-Info.html</text:p>
          </table:table-cell>
          <table:table-cell office:value-type="string" calcext:value-type="string">
            <text:p>Track add_payment_info Events </text:p>
          </table:table-cell>
          <table:table-cell office:value-type="string" calcext:value-type="string">
            <text:p>GA4-RE01</text:p>
          </table:table-cell>
          <table:table-cell table:formula="of:=CONCATENATE([.C7]; &quot;.html&quot;)" office:value-type="string" office:string-value="GA4-RE01.html" calcext:value-type="string">
            <text:p>GA4-RE01.html</text:p>
          </table:table-cell>
        </table:table-row>
        <table:table-row table:style-name="ro1">
          <table:table-cell office:value-type="string" calcext:value-type="string">
            <text:p>GA4-R02-Add-Shipping-Info.html</text:p>
          </table:table-cell>
          <table:table-cell office:value-type="string" calcext:value-type="string">
            <text:p>Track add_shipping_info Events </text:p>
          </table:table-cell>
          <table:table-cell office:value-type="string" calcext:value-type="string">
            <text:p>GA4-RE02</text:p>
          </table:table-cell>
          <table:table-cell table:formula="of:=CONCATENATE([.C8]; &quot;.html&quot;)" office:value-type="string" office:string-value="GA4-RE02.html" calcext:value-type="string">
            <text:p>GA4-RE02.html</text:p>
          </table:table-cell>
        </table:table-row>
        <table:table-row table:style-name="ro1">
          <table:table-cell office:value-type="string" calcext:value-type="string">
            <text:p>GA4-R03-Add-To-Cart.html</text:p>
          </table:table-cell>
          <table:table-cell office:value-type="string" calcext:value-type="string">
            <text:p>Track add_to_cart Events </text:p>
          </table:table-cell>
          <table:table-cell office:value-type="string" calcext:value-type="string">
            <text:p>GA4-RE03</text:p>
          </table:table-cell>
          <table:table-cell table:formula="of:=CONCATENATE([.C9]; &quot;.html&quot;)" office:value-type="string" office:string-value="GA4-RE03.html" calcext:value-type="string">
            <text:p>GA4-RE03.html</text:p>
          </table:table-cell>
        </table:table-row>
        <table:table-row table:style-name="ro1">
          <table:table-cell office:value-type="string" calcext:value-type="string">
            <text:p>GA4-R05-Begin-Checkout.html</text:p>
          </table:table-cell>
          <table:table-cell office:value-type="string" calcext:value-type="string">
            <text:p>Track begin_checkout Events </text:p>
          </table:table-cell>
          <table:table-cell office:value-type="string" calcext:value-type="string">
            <text:p>GA4-RE05</text:p>
          </table:table-cell>
          <table:table-cell table:formula="of:=CONCATENATE([.C10]; &quot;.html&quot;)" office:value-type="string" office:string-value="GA4-RE05.html" calcext:value-type="string">
            <text:p>GA4-RE05.html</text:p>
          </table:table-cell>
        </table:table-row>
        <table:table-row table:style-name="ro1">
          <table:table-cell office:value-type="string" calcext:value-type="string">
            <text:p>GA4-R10-Generate-Lead.html</text:p>
          </table:table-cell>
          <table:table-cell office:value-type="string" calcext:value-type="string">
            <text:p>Track generate_lead Events </text:p>
          </table:table-cell>
          <table:table-cell office:value-type="string" calcext:value-type="string">
            <text:p>GA4-RE10</text:p>
          </table:table-cell>
          <table:table-cell table:formula="of:=CONCATENATE([.C11]; &quot;.html&quot;)" office:value-type="string" office:string-value="GA4-RE10.html" calcext:value-type="string">
            <text:p>GA4-RE10.html</text:p>
          </table:table-cell>
        </table:table-row>
        <table:table-row table:style-name="ro1">
          <table:table-cell office:value-type="string" calcext:value-type="string">
            <text:p>GA4-R17-Purchase.html</text:p>
          </table:table-cell>
          <table:table-cell office:value-type="string" calcext:value-type="string">
            <text:p>Track purchase Events </text:p>
          </table:table-cell>
          <table:table-cell office:value-type="string" calcext:value-type="string">
            <text:p>GA4-RE17</text:p>
          </table:table-cell>
          <table:table-cell table:formula="of:=CONCATENATE([.C12]; &quot;.html&quot;)" office:value-type="string" office:string-value="GA4-RE17.html" calcext:value-type="string">
            <text:p>GA4-RE17.html</text:p>
          </table:table-cell>
        </table:table-row>
        <table:table-row table:style-name="ro1">
          <table:table-cell office:value-type="string" calcext:value-type="string">
            <text:p>GA4-R19-Refund.html</text:p>
          </table:table-cell>
          <table:table-cell office:value-type="string" calcext:value-type="string">
            <text:p>Track refund Events </text:p>
          </table:table-cell>
          <table:table-cell office:value-type="string" calcext:value-type="string">
            <text:p>GA4-RE19</text:p>
          </table:table-cell>
          <table:table-cell table:formula="of:=CONCATENATE([.C13]; &quot;.html&quot;)" office:value-type="string" office:string-value="GA4-RE19.html" calcext:value-type="string">
            <text:p>GA4-RE19.html</text:p>
          </table:table-cell>
        </table:table-row>
        <table:table-row table:style-name="ro1">
          <table:table-cell office:value-type="string" calcext:value-type="string">
            <text:p>GA4-R20-Remove-From-Cart.html</text:p>
          </table:table-cell>
          <table:table-cell office:value-type="string" calcext:value-type="string">
            <text:p>Track remove_from_cart Events </text:p>
          </table:table-cell>
          <table:table-cell office:value-type="string" calcext:value-type="string">
            <text:p>GA4-RE20</text:p>
          </table:table-cell>
          <table:table-cell table:formula="of:=CONCATENATE([.C14]; &quot;.html&quot;)" office:value-type="string" office:string-value="GA4-RE20.html" calcext:value-type="string">
            <text:p>GA4-RE20.html</text:p>
          </table:table-cell>
        </table:table-row>
        <table:table-row table:style-name="ro1">
          <table:table-cell office:value-type="string" calcext:value-type="string">
            <text:p>GA4-R23-Select-Item.html</text:p>
          </table:table-cell>
          <table:table-cell office:value-type="string" calcext:value-type="string">
            <text:p>Track select_item Events </text:p>
          </table:table-cell>
          <table:table-cell office:value-type="string" calcext:value-type="string">
            <text:p>GA4-RE23</text:p>
          </table:table-cell>
          <table:table-cell table:formula="of:=CONCATENATE([.C15]; &quot;.html&quot;)" office:value-type="string" office:string-value="GA4-RE23.html" calcext:value-type="string">
            <text:p>GA4-RE23.html</text:p>
          </table:table-cell>
        </table:table-row>
        <table:table-row table:style-name="ro1">
          <table:table-cell office:value-type="string" calcext:value-type="string">
            <text:p>GA4-R32-View-Item.html</text:p>
          </table:table-cell>
          <table:table-cell office:value-type="string" calcext:value-type="string">
            <text:p>Track view_item Events </text:p>
          </table:table-cell>
          <table:table-cell office:value-type="string" calcext:value-type="string">
            <text:p>GA4-RE32</text:p>
          </table:table-cell>
          <table:table-cell table:formula="of:=CONCATENATE([.C16]; &quot;.html&quot;)" office:value-type="string" office:string-value="GA4-RE32.html" calcext:value-type="string">
            <text:p>GA4-RE32.html</text:p>
          </table:table-cell>
        </table:table-row>
        <table:table-row table:style-name="ro1">
          <table:table-cell office:value-type="string" calcext:value-type="string">
            <text:p>GA4-R33-View-Item-List.html</text:p>
          </table:table-cell>
          <table:table-cell office:value-type="string" calcext:value-type="string">
            <text:p>Track view_item_list Events </text:p>
          </table:table-cell>
          <table:table-cell office:value-type="string" calcext:value-type="string">
            <text:p>GA4-RE33</text:p>
          </table:table-cell>
          <table:table-cell table:formula="of:=CONCATENATE([.C17]; &quot;.html&quot;)" office:value-type="string" office:string-value="GA4-RE33.html" calcext:value-type="string">
            <text:p>GA4-RE33.html</text:p>
          </table:table-cell>
        </table:table-row>
        <table:table-row table:style-name="ro1">
          <table:table-cell office:value-type="string" calcext:value-type="string">
            <text:p>GA4-R34-View-Search-Results.html</text:p>
          </table:table-cell>
          <table:table-cell office:value-type="string" calcext:value-type="string">
            <text:p>Track view_search_results Events </text:p>
          </table:table-cell>
          <table:table-cell office:value-type="string" calcext:value-type="string">
            <text:p>GA4-RE34</text:p>
          </table:table-cell>
          <table:table-cell table:formula="of:=CONCATENATE([.C18]; &quot;.html&quot;)" office:value-type="string" office:string-value="GA4-RE34.html" calcext:value-type="string">
            <text:p>GA4-RE34.html</text:p>
          </table:table-cell>
        </table:table-row>
        <table:table-row table:style-name="ro1">
          <table:table-cell office:value-type="string" calcext:value-type="string">
            <text:p>GA4-R35-Add-To-Wishlist.html</text:p>
          </table:table-cell>
          <table:table-cell office:value-type="string" calcext:value-type="string">
            <text:p>Track add_to_wishlist Events (Coming Soon) </text:p>
          </table:table-cell>
          <table:table-cell office:value-type="string" calcext:value-type="string">
            <text:p>GA4-RE35</text:p>
          </table:table-cell>
          <table:table-cell table:formula="of:=CONCATENATE([.C19]; &quot;.html&quot;)" office:value-type="string" office:string-value="GA4-RE35.html" calcext:value-type="string">
            <text:p>GA4-RE35.html</text:p>
          </table:table-cell>
        </table:table-row>
        <table:table-row table:style-name="ro1">
          <table:table-cell office:value-type="string" calcext:value-type="string">
            <text:p>GA4-R36-Close-Convert-Lead.html</text:p>
          </table:table-cell>
          <table:table-cell office:value-type="string" calcext:value-type="string">
            <text:p>Track close_convert_lead Events (Coming Soon) </text:p>
          </table:table-cell>
          <table:table-cell office:value-type="string" calcext:value-type="string">
            <text:p>GA4-RE36</text:p>
          </table:table-cell>
          <table:table-cell table:formula="of:=CONCATENATE([.C20]; &quot;.html&quot;)" office:value-type="string" office:string-value="GA4-RE36.html" calcext:value-type="string">
            <text:p>GA4-RE36.html</text:p>
          </table:table-cell>
        </table:table-row>
        <table:table-row table:style-name="ro1">
          <table:table-cell office:value-type="string" calcext:value-type="string">
            <text:p>GA4-R37-Close-Unconvert-Lead.html</text:p>
          </table:table-cell>
          <table:table-cell office:value-type="string" calcext:value-type="string">
            <text:p>Track close_unconvert_lead Events (Coming Soon) </text:p>
          </table:table-cell>
          <table:table-cell office:value-type="string" calcext:value-type="string">
            <text:p>GA4-RE37</text:p>
          </table:table-cell>
          <table:table-cell table:formula="of:=CONCATENATE([.C21]; &quot;.html&quot;)" office:value-type="string" office:string-value="GA4-RE37.html" calcext:value-type="string">
            <text:p>GA4-RE37.html</text:p>
          </table:table-cell>
        </table:table-row>
        <table:table-row table:style-name="ro1">
          <table:table-cell office:value-type="string" calcext:value-type="string">
            <text:p>GA4-R38-Disqualify-Lead.html</text:p>
          </table:table-cell>
          <table:table-cell office:value-type="string" calcext:value-type="string">
            <text:p>Track disqualify_lead Events (Coming Soon) </text:p>
          </table:table-cell>
          <table:table-cell office:value-type="string" calcext:value-type="string">
            <text:p>GA4-RE38</text:p>
          </table:table-cell>
          <table:table-cell table:formula="of:=CONCATENATE([.C22]; &quot;.html&quot;)" office:value-type="string" office:string-value="GA4-RE38.html" calcext:value-type="string">
            <text:p>GA4-RE38.html</text:p>
          </table:table-cell>
        </table:table-row>
        <table:table-row table:style-name="ro1">
          <table:table-cell office:value-type="string" calcext:value-type="string">
            <text:p>GA4-R39-Earn-Virtual-Currency.html</text:p>
          </table:table-cell>
          <table:table-cell office:value-type="string" calcext:value-type="string">
            <text:p>Track earn_virtual_currency Events (Coming Soon) </text:p>
          </table:table-cell>
          <table:table-cell office:value-type="string" calcext:value-type="string">
            <text:p>GA4-RE39</text:p>
          </table:table-cell>
          <table:table-cell table:formula="of:=CONCATENATE([.C23]; &quot;.html&quot;)" office:value-type="string" office:string-value="GA4-RE39.html" calcext:value-type="string">
            <text:p>GA4-RE39.html</text:p>
          </table:table-cell>
        </table:table-row>
        <table:table-row table:style-name="ro1">
          <table:table-cell office:value-type="string" calcext:value-type="string">
            <text:p>GA4-R40-Join-Group.html</text:p>
          </table:table-cell>
          <table:table-cell office:value-type="string" calcext:value-type="string">
            <text:p>Track join_group Events (Coming Soon) </text:p>
          </table:table-cell>
          <table:table-cell office:value-type="string" calcext:value-type="string">
            <text:p>GA4-RE40</text:p>
          </table:table-cell>
          <table:table-cell table:formula="of:=CONCATENATE([.C24]; &quot;.html&quot;)" office:value-type="string" office:string-value="GA4-RE40.html" calcext:value-type="string">
            <text:p>GA4-RE40.html</text:p>
          </table:table-cell>
        </table:table-row>
        <table:table-row table:style-name="ro1">
          <table:table-cell office:value-type="string" calcext:value-type="string">
            <text:p>GA4-R41-Level-End.html</text:p>
          </table:table-cell>
          <table:table-cell office:value-type="string" calcext:value-type="string">
            <text:p>Track level_end Events (Coming Soon) </text:p>
          </table:table-cell>
          <table:table-cell office:value-type="string" calcext:value-type="string">
            <text:p>GA4-RE41</text:p>
          </table:table-cell>
          <table:table-cell table:formula="of:=CONCATENATE([.C25]; &quot;.html&quot;)" office:value-type="string" office:string-value="GA4-RE41.html" calcext:value-type="string">
            <text:p>GA4-RE41.html</text:p>
          </table:table-cell>
        </table:table-row>
        <table:table-row table:style-name="ro1">
          <table:table-cell office:value-type="string" calcext:value-type="string">
            <text:p>GA4-R42-Level-Start.html</text:p>
          </table:table-cell>
          <table:table-cell office:value-type="string" calcext:value-type="string">
            <text:p>Track level_start Events (Coming Soon) </text:p>
          </table:table-cell>
          <table:table-cell office:value-type="string" calcext:value-type="string">
            <text:p>GA4-RE42</text:p>
          </table:table-cell>
          <table:table-cell table:formula="of:=CONCATENATE([.C26]; &quot;.html&quot;)" office:value-type="string" office:string-value="GA4-RE42.html" calcext:value-type="string">
            <text:p>GA4-RE42.html</text:p>
          </table:table-cell>
        </table:table-row>
        <table:table-row table:style-name="ro1">
          <table:table-cell office:value-type="string" calcext:value-type="string">
            <text:p>GA4-R43-Level-Up.html</text:p>
          </table:table-cell>
          <table:table-cell office:value-type="string" calcext:value-type="string">
            <text:p>Track level_up Events (Coming Soon) </text:p>
          </table:table-cell>
          <table:table-cell office:value-type="string" calcext:value-type="string">
            <text:p>GA4-RE43</text:p>
          </table:table-cell>
          <table:table-cell table:formula="of:=CONCATENATE([.C27]; &quot;.html&quot;)" office:value-type="string" office:string-value="GA4-RE43.html" calcext:value-type="string">
            <text:p>GA4-RE43.html</text:p>
          </table:table-cell>
        </table:table-row>
        <table:table-row table:style-name="ro1">
          <table:table-cell office:value-type="string" calcext:value-type="string">
            <text:p>GA4-R44-Login.html</text:p>
          </table:table-cell>
          <table:table-cell office:value-type="string" calcext:value-type="string">
            <text:p>Track login Events (Coming Soon) </text:p>
          </table:table-cell>
          <table:table-cell office:value-type="string" calcext:value-type="string">
            <text:p>GA4-RE44</text:p>
          </table:table-cell>
          <table:table-cell table:formula="of:=CONCATENATE([.C28]; &quot;.html&quot;)" office:value-type="string" office:string-value="GA4-RE44.html" calcext:value-type="string">
            <text:p>GA4-RE44.html</text:p>
          </table:table-cell>
        </table:table-row>
        <table:table-row table:style-name="ro1">
          <table:table-cell office:value-type="string" calcext:value-type="string">
            <text:p>GA4-R45-Post-Score.html</text:p>
          </table:table-cell>
          <table:table-cell office:value-type="string" calcext:value-type="string">
            <text:p>Track post_score Events (Coming Soon) </text:p>
          </table:table-cell>
          <table:table-cell office:value-type="string" calcext:value-type="string">
            <text:p>GA4-RE45</text:p>
          </table:table-cell>
          <table:table-cell table:formula="of:=CONCATENATE([.C29]; &quot;.html&quot;)" office:value-type="string" office:string-value="GA4-RE45.html" calcext:value-type="string">
            <text:p>GA4-RE45.html</text:p>
          </table:table-cell>
        </table:table-row>
        <table:table-row table:style-name="ro1">
          <table:table-cell office:value-type="string" calcext:value-type="string">
            <text:p>GA4-R46-Qualify-Lead.html</text:p>
          </table:table-cell>
          <table:table-cell office:value-type="string" calcext:value-type="string">
            <text:p>Track qualify_lead Events (Coming Soon) </text:p>
          </table:table-cell>
          <table:table-cell office:value-type="string" calcext:value-type="string">
            <text:p>GA4-RE46</text:p>
          </table:table-cell>
          <table:table-cell table:formula="of:=CONCATENATE([.C30]; &quot;.html&quot;)" office:value-type="string" office:string-value="GA4-RE46.html" calcext:value-type="string">
            <text:p>GA4-RE46.html</text:p>
          </table:table-cell>
        </table:table-row>
        <table:table-row table:style-name="ro1">
          <table:table-cell office:value-type="string" calcext:value-type="string">
            <text:p>GA4-R47-Search.html</text:p>
          </table:table-cell>
          <table:table-cell office:value-type="string" calcext:value-type="string">
            <text:p>Track search Events (Coming Soon) </text:p>
          </table:table-cell>
          <table:table-cell office:value-type="string" calcext:value-type="string">
            <text:p>GA4-RE47</text:p>
          </table:table-cell>
          <table:table-cell table:formula="of:=CONCATENATE([.C31]; &quot;.html&quot;)" office:value-type="string" office:string-value="GA4-RE47.html" calcext:value-type="string">
            <text:p>GA4-RE47.html</text:p>
          </table:table-cell>
        </table:table-row>
        <table:table-row table:style-name="ro1">
          <table:table-cell office:value-type="string" calcext:value-type="string">
            <text:p>GA4-R48-Select-Content.html</text:p>
          </table:table-cell>
          <table:table-cell office:value-type="string" calcext:value-type="string">
            <text:p>Track select_content Events (Coming Soon) </text:p>
          </table:table-cell>
          <table:table-cell office:value-type="string" calcext:value-type="string">
            <text:p>GA4-RE48</text:p>
          </table:table-cell>
          <table:table-cell table:formula="of:=CONCATENATE([.C32]; &quot;.html&quot;)" office:value-type="string" office:string-value="GA4-RE48.html" calcext:value-type="string">
            <text:p>GA4-RE48.html</text:p>
          </table:table-cell>
        </table:table-row>
        <table:table-row table:style-name="ro1">
          <table:table-cell office:value-type="string" calcext:value-type="string">
            <text:p>GA4-R49-Select-Promotion.html</text:p>
          </table:table-cell>
          <table:table-cell office:value-type="string" calcext:value-type="string">
            <text:p>Track select_promotion Events (Coming Soon) </text:p>
          </table:table-cell>
          <table:table-cell office:value-type="string" calcext:value-type="string">
            <text:p>GA4-RE49</text:p>
          </table:table-cell>
          <table:table-cell table:formula="of:=CONCATENATE([.C33]; &quot;.html&quot;)" office:value-type="string" office:string-value="GA4-RE49.html" calcext:value-type="string">
            <text:p>GA4-RE49.html</text:p>
          </table:table-cell>
        </table:table-row>
        <table:table-row table:style-name="ro1">
          <table:table-cell office:value-type="string" calcext:value-type="string">
            <text:p>GA4-R50-Share.html</text:p>
          </table:table-cell>
          <table:table-cell office:value-type="string" calcext:value-type="string">
            <text:p>Track share Events (Coming Soon) </text:p>
          </table:table-cell>
          <table:table-cell office:value-type="string" calcext:value-type="string">
            <text:p>GA4-RE50</text:p>
          </table:table-cell>
          <table:table-cell table:formula="of:=CONCATENATE([.C34]; &quot;.html&quot;)" office:value-type="string" office:string-value="GA4-RE50.html" calcext:value-type="string">
            <text:p>GA4-RE50.html</text:p>
          </table:table-cell>
        </table:table-row>
        <table:table-row table:style-name="ro1">
          <table:table-cell office:value-type="string" calcext:value-type="string">
            <text:p>GA4-R51-Sign-Up.html</text:p>
          </table:table-cell>
          <table:table-cell office:value-type="string" calcext:value-type="string">
            <text:p>Track sign_up Events (Coming Soon) </text:p>
          </table:table-cell>
          <table:table-cell office:value-type="string" calcext:value-type="string">
            <text:p>GA4-RE51</text:p>
          </table:table-cell>
          <table:table-cell table:formula="of:=CONCATENATE([.C35]; &quot;.html&quot;)" office:value-type="string" office:string-value="GA4-RE51.html" calcext:value-type="string">
            <text:p>GA4-RE51.html</text:p>
          </table:table-cell>
        </table:table-row>
        <table:table-row table:style-name="ro1">
          <table:table-cell office:value-type="string" calcext:value-type="string">
            <text:p>GA4-R52-Spend-Virtual-Currency.html</text:p>
          </table:table-cell>
          <table:table-cell office:value-type="string" calcext:value-type="string">
            <text:p>Track spend_virtual_currency Events (Coming Soon) </text:p>
          </table:table-cell>
          <table:table-cell office:value-type="string" calcext:value-type="string">
            <text:p>GA4-RE52</text:p>
          </table:table-cell>
          <table:table-cell table:formula="of:=CONCATENATE([.C36]; &quot;.html&quot;)" office:value-type="string" office:string-value="GA4-RE52.html" calcext:value-type="string">
            <text:p>GA4-RE52.html</text:p>
          </table:table-cell>
        </table:table-row>
        <table:table-row table:style-name="ro1">
          <table:table-cell office:value-type="string" calcext:value-type="string">
            <text:p>GA4-R53-Tutorial-Begin.html</text:p>
          </table:table-cell>
          <table:table-cell office:value-type="string" calcext:value-type="string">
            <text:p>Track tutorial_begin Events (Coming Soon) </text:p>
          </table:table-cell>
          <table:table-cell office:value-type="string" calcext:value-type="string">
            <text:p>GA4-RE53</text:p>
          </table:table-cell>
          <table:table-cell table:formula="of:=CONCATENATE([.C37]; &quot;.html&quot;)" office:value-type="string" office:string-value="GA4-RE53.html" calcext:value-type="string">
            <text:p>GA4-RE53.html</text:p>
          </table:table-cell>
        </table:table-row>
        <table:table-row table:style-name="ro1">
          <table:table-cell office:value-type="string" calcext:value-type="string">
            <text:p>GA4-R54-Tutorial-Complete.html</text:p>
          </table:table-cell>
          <table:table-cell office:value-type="string" calcext:value-type="string">
            <text:p>Track tutorial_complete Events (Coming Soon) </text:p>
          </table:table-cell>
          <table:table-cell office:value-type="string" calcext:value-type="string">
            <text:p>GA4-RE54</text:p>
          </table:table-cell>
          <table:table-cell table:formula="of:=CONCATENATE([.C38]; &quot;.html&quot;)" office:value-type="string" office:string-value="GA4-RE54.html" calcext:value-type="string">
            <text:p>GA4-RE54.html</text:p>
          </table:table-cell>
        </table:table-row>
        <table:table-row table:style-name="ro1">
          <table:table-cell office:value-type="string" calcext:value-type="string">
            <text:p>GA4-R55-Unlock-Achievement.html</text:p>
          </table:table-cell>
          <table:table-cell office:value-type="string" calcext:value-type="string">
            <text:p>Track unlock_achievement Events (Coming Soon) </text:p>
          </table:table-cell>
          <table:table-cell office:value-type="string" calcext:value-type="string">
            <text:p>GA4-RE55</text:p>
          </table:table-cell>
          <table:table-cell table:formula="of:=CONCATENATE([.C39]; &quot;.html&quot;)" office:value-type="string" office:string-value="GA4-RE55.html" calcext:value-type="string">
            <text:p>GA4-RE55.html</text:p>
          </table:table-cell>
        </table:table-row>
        <table:table-row table:style-name="ro1">
          <table:table-cell office:value-type="string" calcext:value-type="string">
            <text:p>GA4-R56-View-Cart.html</text:p>
          </table:table-cell>
          <table:table-cell office:value-type="string" calcext:value-type="string">
            <text:p>Track view_cart Events (Coming Soon) </text:p>
          </table:table-cell>
          <table:table-cell office:value-type="string" calcext:value-type="string">
            <text:p>GA4-RE56</text:p>
          </table:table-cell>
          <table:table-cell table:formula="of:=CONCATENATE([.C40]; &quot;.html&quot;)" office:value-type="string" office:string-value="GA4-RE56.html" calcext:value-type="string">
            <text:p>GA4-RE56.html</text:p>
          </table:table-cell>
        </table:table-row>
        <table:table-row table:style-name="ro1">
          <table:table-cell office:value-type="string" calcext:value-type="string">
            <text:p>GA4-R57-View-Promotion.html</text:p>
          </table:table-cell>
          <table:table-cell office:value-type="string" calcext:value-type="string">
            <text:p>Track view_promotion Events (Coming Soon) </text:p>
          </table:table-cell>
          <table:table-cell office:value-type="string" calcext:value-type="string">
            <text:p>GA4-RE57</text:p>
          </table:table-cell>
          <table:table-cell table:formula="of:=CONCATENATE([.C41]; &quot;.html&quot;)" office:value-type="string" office:string-value="GA4-RE57.html" calcext:value-type="string">
            <text:p>GA4-RE57.html</text:p>
          </table:table-cell>
        </table:table-row>
        <table:table-row table:style-name="ro1">
          <table:table-cell office:value-type="string" calcext:value-type="string">
            <text:p>GA4-R58-Working-Lead.html</text:p>
          </table:table-cell>
          <table:table-cell office:value-type="string" calcext:value-type="string">
            <text:p>Track working_lead Events (Coming Soon) </text:p>
          </table:table-cell>
          <table:table-cell office:value-type="string" calcext:value-type="string">
            <text:p>GA4-RE58</text:p>
          </table:table-cell>
          <table:table-cell table:formula="of:=CONCATENATE([.C42]; &quot;.html&quot;)" office:value-type="string" office:string-value="GA4-RE58.html" calcext:value-type="string">
            <text:p>GA4-RE58.htm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4-Click-Element-Tag.html</text:p>
          </table:table-cell>
          <table:table-cell office:value-type="string" calcext:value-type="string">
            <text:p>Track Clicks with Element Trigger (Tag) </text:p>
          </table:table-cell>
          <table:table-cell office:value-type="string" calcext:value-type="string">
            <text:p>GA4-TP01</text:p>
          </table:table-cell>
          <table:table-cell table:formula="of:=CONCATENATE([.C44]; &quot;.html&quot;)" office:value-type="string" office:string-value="GA4-TP01.html" calcext:value-type="string">
            <text:p>GA4-TP01.html</text:p>
          </table:table-cell>
        </table:table-row>
        <table:table-row table:style-name="ro1">
          <table:table-cell office:value-type="string" calcext:value-type="string">
            <text:p>GA4-Custom-HTML-Tag.html</text:p>
          </table:table-cell>
          <table:table-cell office:value-type="string" calcext:value-type="string">
            <text:p>Custom HTML Injection (Tag) </text:p>
          </table:table-cell>
          <table:table-cell office:value-type="string" calcext:value-type="string">
            <text:p>GA4-TP02</text:p>
          </table:table-cell>
          <table:table-cell table:formula="of:=CONCATENATE([.C45]; &quot;.html&quot;)" office:value-type="string" office:string-value="GA4-TP02.html" calcext:value-type="string">
            <text:p>GA4-TP02.html</text:p>
          </table:table-cell>
        </table:table-row>
        <table:table-row table:style-name="ro1">
          <table:table-cell office:value-type="string" calcext:value-type="string">
            <text:p>GA4-Custom-Image-Tag-1.html</text:p>
          </table:table-cell>
          <table:table-cell office:value-type="string" calcext:value-type="string">
            <text:p>Custom Image Load (Tag - Variation 1) </text:p>
          </table:table-cell>
          <table:table-cell office:value-type="string" calcext:value-type="string">
            <text:p>GA4-TP03</text:p>
          </table:table-cell>
          <table:table-cell table:formula="of:=CONCATENATE([.C46]; &quot;.html&quot;)" office:value-type="string" office:string-value="GA4-TP03.html" calcext:value-type="string">
            <text:p>GA4-TP03.html</text:p>
          </table:table-cell>
        </table:table-row>
        <table:table-row table:style-name="ro1">
          <table:table-cell office:value-type="string" calcext:value-type="string">
            <text:p>GA4-Custom-Image-Tag.html</text:p>
          </table:table-cell>
          <table:table-cell office:value-type="string" calcext:value-type="string">
            <text:p>Custom Image Load (Tag - Default) </text:p>
          </table:table-cell>
          <table:table-cell office:value-type="string" calcext:value-type="string">
            <text:p>GA4-TP04</text:p>
          </table:table-cell>
          <table:table-cell table:formula="of:=CONCATENATE([.C47]; &quot;.html&quot;)" office:value-type="string" office:string-value="GA4-TP04.html" calcext:value-type="string">
            <text:p>GA4-TP04.html</text:p>
          </table:table-cell>
        </table:table-row>
        <table:table-row table:style-name="ro1">
          <table:table-cell office:value-type="string" calcext:value-type="string">
            <text:p>GA4-JavaScript-Error-Tag.html</text:p>
          </table:table-cell>
          <table:table-cell office:value-type="string" calcext:value-type="string">
            <text:p>Track JavaScript Errors (Tag) </text:p>
          </table:table-cell>
          <table:table-cell office:value-type="string" calcext:value-type="string">
            <text:p>GA4-TP05</text:p>
          </table:table-cell>
          <table:table-cell table:formula="of:=CONCATENATE([.C48]; &quot;.html&quot;)" office:value-type="string" office:string-value="GA4-TP05.html" calcext:value-type="string">
            <text:p>GA4-TP05.html</text:p>
          </table:table-cell>
        </table:table-row>
        <table:table-row table:style-name="ro1">
          <table:table-cell office:value-type="string" calcext:value-type="string">
            <text:p>GA4-Social-Media-Click-Tag.html</text:p>
          </table:table-cell>
          <table:table-cell office:value-type="string" calcext:value-type="string">
            <text:p>Track Social Media Clicks (Tag) </text:p>
          </table:table-cell>
          <table:table-cell office:value-type="string" calcext:value-type="string">
            <text:p>GA4-TP06</text:p>
          </table:table-cell>
          <table:table-cell table:formula="of:=CONCATENATE([.C49]; &quot;.html&quot;)" office:value-type="string" office:string-value="GA4-TP06.html" calcext:value-type="string">
            <text:p>GA4-TP06.html</text:p>
          </table:table-cell>
        </table:table-row>
        <table:table-row table:style-name="ro1">
          <table:table-cell office:value-type="string" calcext:value-type="string">
            <text:p>GA4-Timer-Tag.html</text:p>
          </table:table-cell>
          <table:table-cell office:value-type="string" calcext:value-type="string">
            <text:p>Timer-Based Actions (Tag) </text:p>
          </table:table-cell>
          <table:table-cell office:value-type="string" calcext:value-type="string">
            <text:p>GA4-TP07</text:p>
          </table:table-cell>
          <table:table-cell table:formula="of:=CONCATENATE([.C50]; &quot;.html&quot;)" office:value-type="string" office:string-value="GA4-TP07.html" calcext:value-type="string">
            <text:p>GA4-TP07.htm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4-Custom-Event-Trigger.html</text:p>
          </table:table-cell>
          <table:table-cell office:value-type="string" calcext:value-type="string">
            <text:p>Custom Event Trigger (No HTML) </text:p>
          </table:table-cell>
          <table:table-cell office:value-type="string" calcext:value-type="string">
            <text:p>GA4-TG01</text:p>
          </table:table-cell>
          <table:table-cell table:formula="of:=CONCATENATE([.C52]; &quot;.html&quot;)" office:value-type="string" office:string-value="GA4-TG01.html" calcext:value-type="string">
            <text:p>GA4-TG01.html</text:p>
          </table:table-cell>
        </table:table-row>
        <table:table-row table:style-name="ro1">
          <table:table-cell office:value-type="string" calcext:value-type="string">
            <text:p>GA4-Element-Visibility-Trigger.html</text:p>
          </table:table-cell>
          <table:table-cell office:value-type="string" calcext:value-type="string">
            <text:p>Element Visibility Trigger </text:p>
          </table:table-cell>
          <table:table-cell office:value-type="string" calcext:value-type="string">
            <text:p>GA4-TG02</text:p>
          </table:table-cell>
          <table:table-cell table:formula="of:=CONCATENATE([.C53]; &quot;.html&quot;)" office:value-type="string" office:string-value="GA4-TG02.html" calcext:value-type="string">
            <text:p>GA4-TG02.html</text:p>
          </table:table-cell>
        </table:table-row>
        <table:table-row table:style-name="ro1">
          <table:table-cell office:value-type="string" calcext:value-type="string">
            <text:p>GA4-Hash-Change-Tag-And-Trigger.html</text:p>
          </table:table-cell>
          <table:table-cell office:value-type="string" calcext:value-type="string">
            <text:p>Hash Change Tracking (Tag + Trigger) </text:p>
          </table:table-cell>
          <table:table-cell office:value-type="string" calcext:value-type="string">
            <text:p>GA4-TG03</text:p>
          </table:table-cell>
          <table:table-cell table:formula="of:=CONCATENATE([.C54]; &quot;.html&quot;)" office:value-type="string" office:string-value="GA4-TG03.html" calcext:value-type="string">
            <text:p>GA4-TG03.html</text:p>
          </table:table-cell>
        </table:table-row>
        <table:table-row table:style-name="ro1">
          <table:table-cell office:value-type="string" calcext:value-type="string">
            <text:p>GA4-Page-Visibility-Trigger.html</text:p>
          </table:table-cell>
          <table:table-cell office:value-type="string" calcext:value-type="string">
            <text:p>Page Visibility State Trigger </text:p>
          </table:table-cell>
          <table:table-cell office:value-type="string" calcext:value-type="string">
            <text:p>GA4-TG04</text:p>
          </table:table-cell>
          <table:table-cell table:formula="of:=CONCATENATE([.C55]; &quot;.html&quot;)" office:value-type="string" office:string-value="GA4-TG04.html" calcext:value-type="string">
            <text:p>GA4-TG04.html</text:p>
          </table:table-cell>
        </table:table-row>
        <table:table-row table:style-name="ro1">
          <table:table-cell office:value-type="string" calcext:value-type="string">
            <text:p>GA4-Window-Loaded-Trigger.html</text:p>
          </table:table-cell>
          <table:table-cell office:value-type="string" calcext:value-type="string">
            <text:p>Window Loaded Trigger </text:p>
          </table:table-cell>
          <table:table-cell office:value-type="string" calcext:value-type="string">
            <text:p>GA4-TG05</text:p>
          </table:table-cell>
          <table:table-cell table:formula="of:=CONCATENATE([.C56]; &quot;.html&quot;)" office:value-type="string" office:string-value="GA4-TG05.html" calcext:value-type="string">
            <text:p>GA4-TG05.htm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4-321-Page-View-Data-Layer.html</text:p>
          </table:table-cell>
          <table:table-cell office:value-type="string" calcext:value-type="string">
            <text:p>321. Extract Page View Data (Variable) </text:p>
          </table:table-cell>
          <table:table-cell office:value-type="string" calcext:value-type="string">
            <text:p>GA4-VP01</text:p>
          </table:table-cell>
          <table:table-cell table:formula="of:=CONCATENATE([.C58]; &quot;.html&quot;)" office:value-type="string" office:string-value="GA4-VP01.html" calcext:value-type="string">
            <text:p>GA4-VP01.html</text:p>
          </table:table-cell>
        </table:table-row>
        <table:table-row table:style-name="ro1">
          <table:table-cell office:value-type="string" calcext:value-type="string">
            <text:p>GA4-322-Button-Click-Data-Layer.html</text:p>
          </table:table-cell>
          <table:table-cell office:value-type="string" calcext:value-type="string">
            <text:p>322. Extract Button Click Data (Variable) </text:p>
          </table:table-cell>
          <table:table-cell office:value-type="string" calcext:value-type="string">
            <text:p>GA4-VP02</text:p>
          </table:table-cell>
          <table:table-cell table:formula="of:=CONCATENATE([.C59]; &quot;.html&quot;)" office:value-type="string" office:string-value="GA4-VP02.html" calcext:value-type="string">
            <text:p>GA4-VP02.html</text:p>
          </table:table-cell>
        </table:table-row>
        <table:table-row table:style-name="ro1">
          <table:table-cell office:value-type="string" calcext:value-type="string">
            <text:p>GA4-323-Scroll-Depth-Data-Layer.html</text:p>
          </table:table-cell>
          <table:table-cell office:value-type="string" calcext:value-type="string">
            <text:p>323. Track Scroll Depth (Variable) </text:p>
          </table:table-cell>
          <table:table-cell office:value-type="string" calcext:value-type="string">
            <text:p>GA4-VP03</text:p>
          </table:table-cell>
          <table:table-cell table:formula="of:=CONCATENATE([.C60]; &quot;.html&quot;)" office:value-type="string" office:string-value="GA4-VP03.html" calcext:value-type="string">
            <text:p>GA4-VP03.html</text:p>
          </table:table-cell>
        </table:table-row>
        <table:table-row table:style-name="ro1">
          <table:table-cell office:value-type="string" calcext:value-type="string">
            <text:p>GA4-324-Form-Submit-Data-Layer.html</text:p>
          </table:table-cell>
          <table:table-cell office:value-type="string" calcext:value-type="string">
            <text:p>324. Capture Form Submissions (Variable) </text:p>
          </table:table-cell>
          <table:table-cell office:value-type="string" calcext:value-type="string">
            <text:p>GA4-VP04</text:p>
          </table:table-cell>
          <table:table-cell table:formula="of:=CONCATENATE([.C61]; &quot;.html&quot;)" office:value-type="string" office:string-value="GA4-VP04.html" calcext:value-type="string">
            <text:p>GA4-VP04.html</text:p>
          </table:table-cell>
        </table:table-row>
        <table:table-row table:style-name="ro1">
          <table:table-cell office:value-type="string" calcext:value-type="string">
            <text:p>GA4-325-Video-Start-Data-Layer.html</text:p>
          </table:table-cell>
          <table:table-cell office:value-type="string" calcext:value-type="string">
            <text:p>325. Track Video Engagement (Variable) </text:p>
          </table:table-cell>
          <table:table-cell office:value-type="string" calcext:value-type="string">
            <text:p>GA4-VP05</text:p>
          </table:table-cell>
          <table:table-cell table:formula="of:=CONCATENATE([.C62]; &quot;.html&quot;)" office:value-type="string" office:string-value="GA4-VP05.html" calcext:value-type="string">
            <text:p>GA4-VP05.html</text:p>
          </table:table-cell>
        </table:table-row>
        <table:table-row table:style-name="ro1">
          <table:table-cell office:value-type="string" calcext:value-type="string">
            <text:p>GA4-327-Remove-From-Cart-DL.html</text:p>
          </table:table-cell>
          <table:table-cell office:value-type="string" calcext:value-type="string">
            <text:p>327. Track Remove from Cart Events (Data Layer) </text:p>
          </table:table-cell>
          <table:table-cell office:value-type="string" calcext:value-type="string">
            <text:p>GA4-VP06</text:p>
          </table:table-cell>
          <table:table-cell table:formula="of:=CONCATENATE([.C63]; &quot;.html&quot;)" office:value-type="string" office:string-value="GA4-VP06.html" calcext:value-type="string">
            <text:p>GA4-VP06.html</text:p>
          </table:table-cell>
        </table:table-row>
        <table:table-row table:style-name="ro1">
          <table:table-cell office:value-type="string" calcext:value-type="string">
            <text:p>GA4-328-Checkout-DL.html</text:p>
          </table:table-cell>
          <table:table-cell office:value-type="string" calcext:value-type="string">
            <text:p>328. Track Checkout Process (Data Layer) </text:p>
          </table:table-cell>
          <table:table-cell office:value-type="string" calcext:value-type="string">
            <text:p>GA4-VP07</text:p>
          </table:table-cell>
          <table:table-cell table:formula="of:=CONCATENATE([.C64]; &quot;.html&quot;)" office:value-type="string" office:string-value="GA4-VP07.html" calcext:value-type="string">
            <text:p>GA4-VP07.html</text:p>
          </table:table-cell>
        </table:table-row>
        <table:table-row table:style-name="ro1">
          <table:table-cell office:value-type="string" calcext:value-type="string">
            <text:p>GA4-328-Purchase-DL.html</text:p>
          </table:table-cell>
          <table:table-cell office:value-type="string" calcext:value-type="string">
            <text:p>328. Track Purchase Confirmation (Data Layer) </text:p>
          </table:table-cell>
          <table:table-cell office:value-type="string" calcext:value-type="string">
            <text:p>GA4-VP08</text:p>
          </table:table-cell>
          <table:table-cell table:formula="of:=CONCATENATE([.C65]; &quot;.html&quot;)" office:value-type="string" office:string-value="GA4-VP08.html" calcext:value-type="string">
            <text:p>GA4-VP08.html</text:p>
          </table:table-cell>
        </table:table-row>
        <table:table-row table:style-name="ro1">
          <table:table-cell office:value-type="string" calcext:value-type="string">
            <text:p>GA4-329-User-Login-DL.html</text:p>
          </table:table-cell>
          <table:table-cell office:value-type="string" calcext:value-type="string">
            <text:p>329. Track User Login (Data Layer) </text:p>
          </table:table-cell>
          <table:table-cell office:value-type="string" calcext:value-type="string">
            <text:p>GA4-VP09</text:p>
          </table:table-cell>
          <table:table-cell table:formula="of:=CONCATENATE([.C66]; &quot;.html&quot;)" office:value-type="string" office:string-value="GA4-VP09.html" calcext:value-type="string">
            <text:p>GA4-VP09.html</text:p>
          </table:table-cell>
        </table:table-row>
        <table:table-row table:style-name="ro1">
          <table:table-cell office:value-type="string" calcext:value-type="string">
            <text:p>GA4-330-User-Logout-DL.html</text:p>
          </table:table-cell>
          <table:table-cell office:value-type="string" calcext:value-type="string">
            <text:p>330. Track User Logout (Data Layer) </text:p>
          </table:table-cell>
          <table:table-cell office:value-type="string" calcext:value-type="string">
            <text:p>GA4-VP10</text:p>
          </table:table-cell>
          <table:table-cell table:formula="of:=CONCATENATE([.C67]; &quot;.html&quot;)" office:value-type="string" office:string-value="GA4-VP10.html" calcext:value-type="string">
            <text:p>GA4-VP10.html</text:p>
          </table:table-cell>
        </table:table-row>
        <table:table-row table:style-name="ro1">
          <table:table-cell office:value-type="string" calcext:value-type="string">
            <text:p>GA4-331-Custom-Event-DL.html</text:p>
          </table:table-cell>
          <table:table-cell office:value-type="string" calcext:value-type="string">
            <text:p>331. Track Custom Events (Data Layer) </text:p>
          </table:table-cell>
          <table:table-cell office:value-type="string" calcext:value-type="string">
            <text:p>GA4-VP11</text:p>
          </table:table-cell>
          <table:table-cell table:formula="of:=CONCATENATE([.C68]; &quot;.html&quot;)" office:value-type="string" office:string-value="GA4-VP11.html" calcext:value-type="string">
            <text:p>GA4-VP11.html</text:p>
          </table:table-cell>
        </table:table-row>
        <table:table-row table:style-name="ro1">
          <table:table-cell office:value-type="string" calcext:value-type="string">
            <text:p>GA4-332-Search-DL.html</text:p>
          </table:table-cell>
          <table:table-cell office:value-type="string" calcext:value-type="string">
            <text:p>332. Track Search Queries (Data Layer) </text:p>
          </table:table-cell>
          <table:table-cell office:value-type="string" calcext:value-type="string">
            <text:p>GA4-VP12</text:p>
          </table:table-cell>
          <table:table-cell table:formula="of:=CONCATENATE([.C69]; &quot;.html&quot;)" office:value-type="string" office:string-value="GA4-VP12.html" calcext:value-type="string">
            <text:p>GA4-VP12.html</text:p>
          </table:table-cell>
        </table:table-row>
        <table:table-row table:style-name="ro1">
          <table:table-cell office:value-type="string" calcext:value-type="string">
            <text:p>GA4-333-Product-View-DL.html</text:p>
          </table:table-cell>
          <table:table-cell office:value-type="string" calcext:value-type="string">
            <text:p>333. Track Product Views (Data Layer) </text:p>
          </table:table-cell>
          <table:table-cell office:value-type="string" calcext:value-type="string">
            <text:p>GA4-VP13</text:p>
          </table:table-cell>
          <table:table-cell table:formula="of:=CONCATENATE([.C70]; &quot;.html&quot;)" office:value-type="string" office:string-value="GA4-VP13.html" calcext:value-type="string">
            <text:p>GA4-VP13.html</text:p>
          </table:table-cell>
        </table:table-row>
        <table:table-row table:style-name="ro1">
          <table:table-cell office:value-type="string" calcext:value-type="string">
            <text:p>GA4-334-Download-File-DL.html</text:p>
          </table:table-cell>
          <table:table-cell office:value-type="string" calcext:value-type="string">
            <text:p>334. Track File Downloads (Data Layer) </text:p>
          </table:table-cell>
          <table:table-cell office:value-type="string" calcext:value-type="string">
            <text:p>GA4-VP14</text:p>
          </table:table-cell>
          <table:table-cell table:formula="of:=CONCATENATE([.C71]; &quot;.html&quot;)" office:value-type="string" office:string-value="GA4-VP14.html" calcext:value-type="string">
            <text:p>GA4-VP14.html</text:p>
          </table:table-cell>
        </table:table-row>
        <table:table-row table:style-name="ro1">
          <table:table-cell office:value-type="string" calcext:value-type="string">
            <text:p>GA4-335-Feedback-Submit-DL.html</text:p>
          </table:table-cell>
          <table:table-cell office:value-type="string" calcext:value-type="string">
            <text:p>335. Track Feedback Submissions (Data Layer) </text:p>
          </table:table-cell>
          <table:table-cell office:value-type="string" calcext:value-type="string">
            <text:p>GA4-VP15</text:p>
          </table:table-cell>
          <table:table-cell table:formula="of:=CONCATENATE([.C72]; &quot;.html&quot;)" office:value-type="string" office:string-value="GA4-VP15.html" calcext:value-type="string">
            <text:p>GA4-VP15.html</text:p>
          </table:table-cell>
        </table:table-row>
        <table:table-row table:style-name="ro1">
          <table:table-cell office:value-type="string" calcext:value-type="string">
            <text:p>GA4-336-Page-Timing-DL.html</text:p>
          </table:table-cell>
          <table:table-cell office:value-type="string" calcext:value-type="string">
            <text:p>336. Track Page Performance Metrics (Data Layer) </text:p>
          </table:table-cell>
          <table:table-cell office:value-type="string" calcext:value-type="string">
            <text:p>GA4-VP16</text:p>
          </table:table-cell>
          <table:table-cell table:formula="of:=CONCATENATE([.C73]; &quot;.html&quot;)" office:value-type="string" office:string-value="GA4-VP16.html" calcext:value-type="string">
            <text:p>GA4-VP16.html</text:p>
          </table:table-cell>
        </table:table-row>
        <table:table-row table:style-name="ro1">
          <table:table-cell office:value-type="string" calcext:value-type="string">
            <text:p>GA4-337-Error-Tracking-DL.html</text:p>
          </table:table-cell>
          <table:table-cell office:value-type="string" calcext:value-type="string">
            <text:p>337. Track JavaScript Errors (Data Layer) </text:p>
          </table:table-cell>
          <table:table-cell office:value-type="string" calcext:value-type="string">
            <text:p>GA4-VP17</text:p>
          </table:table-cell>
          <table:table-cell table:formula="of:=CONCATENATE([.C74]; &quot;.html&quot;)" office:value-type="string" office:string-value="GA4-VP17.html" calcext:value-type="string">
            <text:p>GA4-VP17.html</text:p>
          </table:table-cell>
        </table:table-row>
        <table:table-row table:style-name="ro1">
          <table:table-cell office:value-type="string" calcext:value-type="string">
            <text:p>GA4-338-User-Engagement-DL.html</text:p>
          </table:table-cell>
          <table:table-cell office:value-type="string" calcext:value-type="string">
            <text:p>338. Track Social Engagement (Data Layer) </text:p>
          </table:table-cell>
          <table:table-cell office:value-type="string" calcext:value-type="string">
            <text:p>GA4-VP18</text:p>
          </table:table-cell>
          <table:table-cell table:formula="of:=CONCATENATE([.C75]; &quot;.html&quot;)" office:value-type="string" office:string-value="GA4-VP18.html" calcext:value-type="string">
            <text:p>GA4-VP18.html</text:p>
          </table:table-cell>
        </table:table-row>
        <table:table-row table:style-name="ro1">
          <table:table-cell office:value-type="string" calcext:value-type="string">
            <text:p>GA4-339-Ad-Click-Tracking-DL.html</text:p>
          </table:table-cell>
          <table:table-cell office:value-type="string" calcext:value-type="string">
            <text:p>339. Track Ad Clicks (Data Layer) </text:p>
          </table:table-cell>
          <table:table-cell office:value-type="string" calcext:value-type="string">
            <text:p>GA4-VP19</text:p>
          </table:table-cell>
          <table:table-cell table:formula="of:=CONCATENATE([.C76]; &quot;.html&quot;)" office:value-type="string" office:string-value="GA4-VP19.html" calcext:value-type="string">
            <text:p>GA4-VP19.html</text:p>
          </table:table-cell>
        </table:table-row>
        <table:table-row table:style-name="ro1">
          <table:table-cell office:value-type="string" calcext:value-type="string">
            <text:p>GA4-341-Form-Interaction-DL.html</text:p>
          </table:table-cell>
          <table:table-cell office:value-type="string" calcext:value-type="string">
            <text:p>341. Track Form Field Interactions (Data Layer) </text:p>
          </table:table-cell>
          <table:table-cell office:value-type="string" calcext:value-type="string">
            <text:p>GA4-VP20</text:p>
          </table:table-cell>
          <table:table-cell table:formula="of:=CONCATENATE([.C77]; &quot;.html&quot;)" office:value-type="string" office:string-value="GA4-VP20.html" calcext:value-type="string">
            <text:p>GA4-VP20.html</text:p>
          </table:table-cell>
        </table:table-row>
        <table:table-row table:style-name="ro1">
          <table:table-cell office:value-type="string" calcext:value-type="string">
            <text:p>GA4-342-Standard-Data-Layers.html</text:p>
          </table:table-cell>
          <table:table-cell office:value-type="string" calcext:value-type="string">
            <text:p>342. Implement Standard Data Layers </text:p>
          </table:table-cell>
          <table:table-cell office:value-type="string" calcext:value-type="string">
            <text:p>GA4-VP21</text:p>
          </table:table-cell>
          <table:table-cell table:formula="of:=CONCATENATE([.C78]; &quot;.html&quot;)" office:value-type="string" office:string-value="GA4-VP21.html" calcext:value-type="string">
            <text:p>GA4-VP21.html</text:p>
          </table:table-cell>
        </table:table-row>
        <table:table-row table:style-name="ro1">
          <table:table-cell office:value-type="string" calcext:value-type="string">
            <text:p>GA4-343-DL-Enabled-Page.html</text:p>
          </table:table-cell>
          <table:table-cell office:value-type="string" calcext:value-type="string">
            <text:p>343. Data Layer Enabled Page </text:p>
          </table:table-cell>
          <table:table-cell office:value-type="string" calcext:value-type="string">
            <text:p>GA4-VP22</text:p>
          </table:table-cell>
          <table:table-cell table:formula="of:=CONCATENATE([.C79]; &quot;.html&quot;)" office:value-type="string" office:string-value="GA4-VP22.html" calcext:value-type="string">
            <text:p>GA4-VP22.html</text:p>
          </table:table-cell>
        </table:table-row>
        <table:table-row table:style-name="ro1">
          <table:table-cell office:value-type="string" calcext:value-type="string">
            <text:p>GA4-343-Non-DL-Page.html</text:p>
          </table:table-cell>
          <table:table-cell office:value-type="string" calcext:value-type="string">
            <text:p>343. Non-Data Layer Page </text:p>
          </table:table-cell>
          <table:table-cell office:value-type="string" calcext:value-type="string">
            <text:p>GA4-VP23</text:p>
          </table:table-cell>
          <table:table-cell table:formula="of:=CONCATENATE([.C80]; &quot;.html&quot;)" office:value-type="string" office:string-value="GA4-VP23.html" calcext:value-type="string">
            <text:p>GA4-VP23.htm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4-E01-Contact-Form.html</text:p>
          </table:table-cell>
          <table:table-cell office:value-type="string" calcext:value-type="string">
            <text:p>Track Contact Form Submissions </text:p>
          </table:table-cell>
          <table:table-cell office:value-type="string" calcext:value-type="string">
            <text:p>GA4-EE01</text:p>
          </table:table-cell>
          <table:table-cell table:formula="of:=CONCATENATE([.C82]; &quot;.html&quot;)" office:value-type="string" office:string-value="GA4-EE01.html" calcext:value-type="string">
            <text:p>GA4-EE01.html</text:p>
          </table:table-cell>
        </table:table-row>
        <table:table-row table:style-name="ro1">
          <table:table-cell office:value-type="string" calcext:value-type="string">
            <text:p>GA4-E02-DOM-Ready.html</text:p>
          </table:table-cell>
          <table:table-cell office:value-type="string" calcext:value-type="string">
            <text:p>Track DOM Ready State </text:p>
          </table:table-cell>
          <table:table-cell office:value-type="string" calcext:value-type="string">
            <text:p>GA4-EE02</text:p>
          </table:table-cell>
          <table:table-cell table:formula="of:=CONCATENATE([.C83]; &quot;.html&quot;)" office:value-type="string" office:string-value="GA4-EE02.html" calcext:value-type="string">
            <text:p>GA4-EE02.html</text:p>
          </table:table-cell>
        </table:table-row>
        <table:table-row table:style-name="ro1">
          <table:table-cell office:value-type="string" calcext:value-type="string">
            <text:p>GA4-E03-History-Change.html</text:p>
          </table:table-cell>
          <table:table-cell office:value-type="string" calcext:value-type="string">
            <text:p>Track History Changes </text:p>
          </table:table-cell>
          <table:table-cell office:value-type="string" calcext:value-type="string">
            <text:p>GA4-EE03</text:p>
          </table:table-cell>
          <table:table-cell table:formula="of:=CONCATENATE([.C84]; &quot;.html&quot;)" office:value-type="string" office:string-value="GA4-EE03.html" calcext:value-type="string">
            <text:p>GA4-EE03.html</text:p>
          </table:table-cell>
        </table:table-row>
        <table:table-row table:style-name="ro1">
          <table:table-cell office:value-type="string" calcext:value-type="string">
            <text:p>GA4-E04-Link-Clicks.html</text:p>
          </table:table-cell>
          <table:table-cell office:value-type="string" calcext:value-type="string">
            <text:p>Track All Link Clicks </text:p>
          </table:table-cell>
          <table:table-cell office:value-type="string" calcext:value-type="string">
            <text:p>GA4-EE04</text:p>
          </table:table-cell>
          <table:table-cell table:formula="of:=CONCATENATE([.C85]; &quot;.html&quot;)" office:value-type="string" office:string-value="GA4-EE04.html" calcext:value-type="string">
            <text:p>GA4-EE04.html</text:p>
          </table:table-cell>
        </table:table-row>
        <table:table-row table:style-name="ro1">
          <table:table-cell office:value-type="string" calcext:value-type="string">
            <text:p>GA4-E05-Outbound-Links.html</text:p>
          </table:table-cell>
          <table:table-cell office:value-type="string" calcext:value-type="string">
            <text:p>Track Outbound Link Clicks </text:p>
          </table:table-cell>
          <table:table-cell office:value-type="string" calcext:value-type="string">
            <text:p>GA4-EE05</text:p>
          </table:table-cell>
          <table:table-cell table:formula="of:=CONCATENATE([.C86]; &quot;.html&quot;)" office:value-type="string" office:string-value="GA4-EE05.html" calcext:value-type="string">
            <text:p>GA4-EE05.html</text:p>
          </table:table-cell>
        </table:table-row>
        <table:table-row table:style-name="ro1">
          <table:table-cell office:value-type="string" calcext:value-type="string">
            <text:p>GA4-E06-Page-Views.html</text:p>
          </table:table-cell>
          <table:table-cell office:value-type="string" calcext:value-type="string">
            <text:p>Track Enhanced Page Views </text:p>
          </table:table-cell>
          <table:table-cell office:value-type="string" calcext:value-type="string">
            <text:p>GA4-EE06</text:p>
          </table:table-cell>
          <table:table-cell table:formula="of:=CONCATENATE([.C87]; &quot;.html&quot;)" office:value-type="string" office:string-value="GA4-EE06.html" calcext:value-type="string">
            <text:p>GA4-EE06.html</text:p>
          </table:table-cell>
        </table:table-row>
        <table:table-row table:style-name="ro1">
          <table:table-cell office:value-type="string" calcext:value-type="string">
            <text:p>GA4-E07-Purchase-Confirmation.html</text:p>
          </table:table-cell>
          <table:table-cell office:value-type="string" calcext:value-type="string">
            <text:p>Track Purchase Confirmations </text:p>
          </table:table-cell>
          <table:table-cell office:value-type="string" calcext:value-type="string">
            <text:p>GA4-EE07</text:p>
          </table:table-cell>
          <table:table-cell table:formula="of:=CONCATENATE([.C88]; &quot;.html&quot;)" office:value-type="string" office:string-value="GA4-EE07.html" calcext:value-type="string">
            <text:p>GA4-EE07.html</text:p>
          </table:table-cell>
        </table:table-row>
        <table:table-row table:style-name="ro1">
          <table:table-cell office:value-type="string" calcext:value-type="string">
            <text:p>GA4-E08-Scroll-Depth.html</text:p>
          </table:table-cell>
          <table:table-cell office:value-type="string" calcext:value-type="string">
            <text:p>Track Page Scroll Depth </text:p>
          </table:table-cell>
          <table:table-cell office:value-type="string" calcext:value-type="string">
            <text:p>GA4-EE08</text:p>
          </table:table-cell>
          <table:table-cell table:formula="of:=CONCATENATE([.C89]; &quot;.html&quot;)" office:value-type="string" office:string-value="GA4-EE08.html" calcext:value-type="string">
            <text:p>GA4-EE08.html</text:p>
          </table:table-cell>
        </table:table-row>
        <table:table-row table:style-name="ro1">
          <table:table-cell office:value-type="string" calcext:value-type="string">
            <text:p>GA4-E09-Signup-Confirmation.html</text:p>
          </table:table-cell>
          <table:table-cell office:value-type="string" calcext:value-type="string">
            <text:p>Track Signup Completions </text:p>
          </table:table-cell>
          <table:table-cell office:value-type="string" calcext:value-type="string">
            <text:p>GA4-EE09</text:p>
          </table:table-cell>
          <table:table-cell table:formula="of:=CONCATENATE([.C90]; &quot;.html&quot;)" office:value-type="string" office:string-value="GA4-EE09.html" calcext:value-type="string">
            <text:p>GA4-EE09.html</text:p>
          </table:table-cell>
        </table:table-row>
        <table:table-row table:style-name="ro1">
          <table:table-cell office:value-type="string" calcext:value-type="string">
            <text:p>GA4-E10-Signup-Forms.html</text:p>
          </table:table-cell>
          <table:table-cell office:value-type="string" calcext:value-type="string">
            <text:p>Track Signup Form Interactions </text:p>
          </table:table-cell>
          <table:table-cell office:value-type="string" calcext:value-type="string">
            <text:p>GA4-EE10</text:p>
          </table:table-cell>
          <table:table-cell table:formula="of:=CONCATENATE([.C91]; &quot;.html&quot;)" office:value-type="string" office:string-value="GA4-EE10.html" calcext:value-type="string">
            <text:p>GA4-EE10.html</text:p>
          </table:table-cell>
        </table:table-row>
        <table:table-row table:style-name="ro1">
          <table:table-cell office:value-type="string" calcext:value-type="string">
            <text:p>GA4-E11-Thank-You-Pages.html</text:p>
          </table:table-cell>
          <table:table-cell office:value-type="string" calcext:value-type="string">
            <text:p>Track Thank You Page Views </text:p>
          </table:table-cell>
          <table:table-cell office:value-type="string" calcext:value-type="string">
            <text:p>GA4-EE11</text:p>
          </table:table-cell>
          <table:table-cell table:formula="of:=CONCATENATE([.C92]; &quot;.html&quot;)" office:value-type="string" office:string-value="GA4-EE11.html" calcext:value-type="string">
            <text:p>GA4-EE11.html</text:p>
          </table:table-cell>
        </table:table-row>
        <table:table-row table:style-name="ro1">
          <table:table-cell office:value-type="string" calcext:value-type="string">
            <text:p>GA4-E12-User-Login-Forms.html</text:p>
          </table:table-cell>
          <table:table-cell office:value-type="string" calcext:value-type="string">
            <text:p>Track Login Form Interactions </text:p>
          </table:table-cell>
          <table:table-cell office:value-type="string" calcext:value-type="string">
            <text:p>GA4-EE12</text:p>
          </table:table-cell>
          <table:table-cell table:formula="of:=CONCATENATE([.C93]; &quot;.html&quot;)" office:value-type="string" office:string-value="GA4-EE12.html" calcext:value-type="string">
            <text:p>GA4-EE12.html</text:p>
          </table:table-cell>
        </table:table-row>
        <table:table-row table:style-name="ro1">
          <table:table-cell office:value-type="string" calcext:value-type="string">
            <text:p>GA4-E13-Video-Completions.html</text:p>
          </table:table-cell>
          <table:table-cell office:value-type="string" calcext:value-type="string">
            <text:p>Track Video Completions </text:p>
          </table:table-cell>
          <table:table-cell office:value-type="string" calcext:value-type="string">
            <text:p>GA4-EE13</text:p>
          </table:table-cell>
          <table:table-cell table:formula="of:=CONCATENATE([.C94]; &quot;.html&quot;)" office:value-type="string" office:string-value="GA4-EE13.html" calcext:value-type="string">
            <text:p>GA4-EE13.html</text:p>
          </table:table-cell>
        </table:table-row>
        <table:table-row table:style-name="ro1">
          <table:table-cell office:value-type="string" calcext:value-type="string">
            <text:p>GA4-E14-YouTube-Video-Engagement.html</text:p>
          </table:table-cell>
          <table:table-cell office:value-type="string" calcext:value-type="string">
            <text:p>Track Embedded YouTube Videos </text:p>
          </table:table-cell>
          <table:table-cell office:value-type="string" calcext:value-type="string">
            <text:p>GA4-EE14</text:p>
          </table:table-cell>
          <table:table-cell table:formula="of:=CONCATENATE([.C95]; &quot;.html&quot;)" office:value-type="string" office:string-value="GA4-EE14.html" calcext:value-type="string">
            <text:p>GA4-EE14.html</text:p>
          </table:table-cell>
        </table:table-row>
        <table:table-row table:style-name="ro1">
          <table:table-cell office:value-type="string" calcext:value-type="string">
            <text:p>GA4-E15-Non-Embedded-Videos.html</text:p>
          </table:table-cell>
          <table:table-cell office:value-type="string" calcext:value-type="string">
            <text:p>Track Self-Hosted Videos </text:p>
          </table:table-cell>
          <table:table-cell office:value-type="string" calcext:value-type="string">
            <text:p>GA4-EE15</text:p>
          </table:table-cell>
          <table:table-cell table:formula="of:=CONCATENATE([.C96]; &quot;.html&quot;)" office:value-type="string" office:string-value="GA4-EE15.html" calcext:value-type="string">
            <text:p>GA4-EE15.html</text:p>
          </table:table-cell>
        </table:table-row>
        <table:table-row table:style-name="ro1">
          <table:table-cell office:value-type="string" calcext:value-type="string">
            <text:p>GA4-E16-Video-Repository.html</text:p>
          </table:table-cell>
          <table:table-cell office:value-type="string" calcext:value-type="string">
            <text:p>Track Video Platform Content </text:p>
          </table:table-cell>
          <table:table-cell office:value-type="string" calcext:value-type="string">
            <text:p>GA4-EE16</text:p>
          </table:table-cell>
          <table:table-cell table:formula="of:=CONCATENATE([.C97]; &quot;.html&quot;)" office:value-type="string" office:string-value="GA4-EE16.html" calcext:value-type="string">
            <text:p>GA4-EE16.html</text:p>
          </table:table-cell>
        </table:table-row>
        <table:table-row table:style-name="ro1">
          <table:table-cell office:value-type="string" calcext:value-type="string">
            <text:p>GA4-E17-Video-Pause-Events.html</text:p>
          </table:table-cell>
          <table:table-cell office:value-type="string" calcext:value-type="string">
            <text:p>Track Video Pause Actions </text:p>
          </table:table-cell>
          <table:table-cell office:value-type="string" calcext:value-type="string">
            <text:p>GA4-EE17</text:p>
          </table:table-cell>
          <table:table-cell table:formula="of:=CONCATENATE([.C98]; &quot;.html&quot;)" office:value-type="string" office:string-value="GA4-EE17.html" calcext:value-type="string">
            <text:p>GA4-EE17.html</text:p>
          </table:table-cell>
        </table:table-row>
        <table:table-row table:style-name="ro1">
          <table:table-cell office:value-type="string" calcext:value-type="string">
            <text:p>GA4-E18-Search-Results.html</text:p>
          </table:table-cell>
          <table:table-cell office:value-type="string" calcext:value-type="string">
            <text:p>Track Search Result Views </text:p>
          </table:table-cell>
          <table:table-cell office:value-type="string" calcext:value-type="string">
            <text:p>GA4-EE18</text:p>
          </table:table-cell>
          <table:table-cell table:formula="of:=CONCATENATE([.C99]; &quot;.html&quot;)" office:value-type="string" office:string-value="GA4-EE18.html" calcext:value-type="string">
            <text:p>GA4-EE18.htm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4-99-All-In-One.html</text:p>
          </table:table-cell>
          <table:table-cell office:value-type="string" calcext:value-type="string">
            <text:p>All Events on a Single Page </text:p>
          </table:table-cell>
          <table:table-cell office:value-type="string" calcext:value-type="string">
            <text:p>GA4-ME01</text:p>
          </table:table-cell>
          <table:table-cell table:formula="of:=CONCATENATE([.C101]; &quot;.html&quot;)" office:value-type="string" office:string-value="GA4-ME01.html" calcext:value-type="string">
            <text:p>GA4-ME01.html</text:p>
          </table:table-cell>
        </table:table-row>
        <table:table-row table:style-name="ro1">
          <table:table-cell office:value-type="string" calcext:value-type="string">
            <text:p>GA4-99-Purchase-Journey.html</text:p>
          </table:table-cell>
          <table:table-cell office:value-type="string" calcext:value-type="string">
            <text:p>eCommerce Purchase Journey </text:p>
          </table:table-cell>
          <table:table-cell office:value-type="string" calcext:value-type="string">
            <text:p>GA4-ME02</text:p>
          </table:table-cell>
          <table:table-cell table:formula="of:=CONCATENATE([.C102]; &quot;.html&quot;)" office:value-type="string" office:string-value="GA4-ME02.html" calcext:value-type="string">
            <text:p>GA4-ME02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2T21:23:12.310000000</meta:creation-date>
    <dc:date>2025-05-02T21:44:55.789000000</dc:date>
    <meta:editing-duration>PT1M50S</meta:editing-duration>
    <meta:editing-cycles>1</meta:editing-cycles>
    <meta:document-statistic meta:table-count="2" meta:cell-count="574" meta:object-count="0"/>
    <meta:generator>LibreOffice/7.4.1.2$Windows_X86_64 LibreOffice_project/3c58a8f3a960df8bc8fd77b461821e42c061c5f0</meta:generator>
  </office:meta>
</office:document-meta>
</file>